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334fe7" officeooo:paragraph-rsid="00334fe7"/>
    </style:style>
    <style:style style:name="P2" style:family="paragraph" style:parent-style-name="Standard">
      <style:text-properties officeooo:rsid="000fe90d" officeooo:paragraph-rsid="000fe90d"/>
    </style:style>
    <style:style style:name="P3" style:family="paragraph" style:parent-style-name="Standard">
      <style:text-properties officeooo:paragraph-rsid="000fe90d"/>
    </style:style>
    <style:style style:name="P4" style:family="paragraph" style:parent-style-name="Standard">
      <style:text-properties officeooo:paragraph-rsid="0012de20"/>
    </style:style>
    <style:style style:name="P5" style:family="paragraph" style:parent-style-name="Standard">
      <style:text-properties officeooo:rsid="0012de20" officeooo:paragraph-rsid="0012de20"/>
    </style:style>
    <style:style style:name="P6" style:family="paragraph" style:parent-style-name="Standard">
      <style:text-properties officeooo:rsid="0014ed6d" officeooo:paragraph-rsid="0014ed6d"/>
    </style:style>
    <style:style style:name="P7" style:family="paragraph" style:parent-style-name="Standard">
      <style:text-properties fo:language="en" fo:country="US"/>
    </style:style>
    <style:style style:name="P8" style:family="paragraph" style:parent-style-name="Standard">
      <style:text-properties fo:language="en" fo:country="US" officeooo:rsid="0001837d" officeooo:paragraph-rsid="0001837d"/>
    </style:style>
    <style:style style:name="P9" style:family="paragraph" style:parent-style-name="Standard">
      <style:text-properties fo:language="en" fo:country="US" officeooo:rsid="000220ea" officeooo:paragraph-rsid="000220ea"/>
    </style:style>
    <style:style style:name="P10" style:family="paragraph" style:parent-style-name="Standard">
      <style:text-properties fo:language="en" fo:country="US" officeooo:rsid="001a71b4" officeooo:paragraph-rsid="001a71b4"/>
    </style:style>
    <style:style style:name="P11" style:family="paragraph" style:parent-style-name="Standard">
      <style:text-properties fo:language="en" fo:country="US" officeooo:paragraph-rsid="001da94f"/>
    </style:style>
    <style:style style:name="P12" style:family="paragraph" style:parent-style-name="Standard">
      <style:text-properties fo:language="en" fo:country="US" officeooo:paragraph-rsid="001f4642"/>
    </style:style>
    <style:style style:name="P13" style:family="paragraph" style:parent-style-name="Standard">
      <style:text-properties fo:language="en" fo:country="US" officeooo:rsid="001f4642" officeooo:paragraph-rsid="001f4642"/>
    </style:style>
    <style:style style:name="P14" style:family="paragraph" style:parent-style-name="Standard">
      <style:text-properties fo:language="en" fo:country="US" officeooo:rsid="000b653f" officeooo:paragraph-rsid="000b653f"/>
    </style:style>
    <style:style style:name="P15" style:family="paragraph" style:parent-style-name="Standard">
      <style:text-properties fo:language="en" fo:country="US" officeooo:rsid="000b653f" officeooo:paragraph-rsid="0020c68b"/>
    </style:style>
    <style:style style:name="P16" style:family="paragraph" style:parent-style-name="Standard">
      <style:text-properties fo:language="en" fo:country="US" officeooo:rsid="000fe90d"/>
    </style:style>
    <style:style style:name="P17" style:family="paragraph" style:parent-style-name="Standard">
      <style:text-properties fo:language="en" fo:country="US" officeooo:rsid="000fe90d" officeooo:paragraph-rsid="000fe90d"/>
    </style:style>
    <style:style style:name="P18" style:family="paragraph" style:parent-style-name="Standard">
      <style:text-properties fo:language="en" fo:country="US" officeooo:rsid="000fe90d" officeooo:paragraph-rsid="0011a816"/>
    </style:style>
    <style:style style:name="P19" style:family="paragraph" style:parent-style-name="Standard">
      <style:text-properties fo:language="en" fo:country="US" officeooo:rsid="000fe90d" officeooo:paragraph-rsid="0012de20"/>
    </style:style>
    <style:style style:name="P20" style:family="paragraph" style:parent-style-name="Standard">
      <style:text-properties fo:language="en" fo:country="US" officeooo:paragraph-rsid="000fe90d"/>
    </style:style>
    <style:style style:name="P21" style:family="paragraph" style:parent-style-name="Standard">
      <style:text-properties fo:language="en" fo:country="US" officeooo:paragraph-rsid="0012de20"/>
    </style:style>
    <style:style style:name="P22" style:family="paragraph" style:parent-style-name="Standard">
      <style:text-properties fo:language="en" fo:country="US" officeooo:rsid="0012de20" officeooo:paragraph-rsid="0012de20"/>
    </style:style>
    <style:style style:name="P23" style:family="paragraph" style:parent-style-name="Standard">
      <style:text-properties fo:language="en" fo:country="US" officeooo:rsid="0011a816" officeooo:paragraph-rsid="0024e1c1"/>
    </style:style>
    <style:style style:name="P24" style:family="paragraph" style:parent-style-name="Standard">
      <style:text-properties fo:language="en" fo:country="US" officeooo:rsid="0013560e" officeooo:paragraph-rsid="0016dc98"/>
    </style:style>
    <style:style style:name="P25" style:family="paragraph" style:parent-style-name="Standard">
      <style:text-properties fo:language="en" fo:country="US" officeooo:rsid="0013560e" officeooo:paragraph-rsid="0014ed6d"/>
    </style:style>
    <style:style style:name="P26" style:family="paragraph" style:parent-style-name="Standard">
      <style:text-properties fo:language="en" fo:country="US" officeooo:rsid="0013560e" officeooo:paragraph-rsid="0013560e"/>
    </style:style>
    <style:style style:name="P27" style:family="paragraph" style:parent-style-name="Standard">
      <style:text-properties fo:language="en" fo:country="US" officeooo:rsid="0014ed6d" officeooo:paragraph-rsid="0014ed6d"/>
    </style:style>
    <style:style style:name="P28" style:family="paragraph" style:parent-style-name="Standard">
      <style:text-properties fo:language="en" fo:country="US" officeooo:rsid="0014ed6d" officeooo:paragraph-rsid="0019c8d2"/>
    </style:style>
    <style:style style:name="P29" style:family="paragraph" style:parent-style-name="Standard">
      <style:text-properties fo:language="en" fo:country="US" officeooo:rsid="00048824" officeooo:paragraph-rsid="000fe90d"/>
    </style:style>
    <style:style style:name="P30" style:family="paragraph" style:parent-style-name="Standard">
      <style:text-properties fo:language="en" fo:country="US" officeooo:rsid="00048824" officeooo:paragraph-rsid="0020c68b"/>
    </style:style>
    <style:style style:name="P31" style:family="paragraph" style:parent-style-name="Standard">
      <style:text-properties fo:language="en" fo:country="US" officeooo:rsid="00048824" officeooo:paragraph-rsid="00048824"/>
    </style:style>
    <style:style style:name="P32" style:family="paragraph" style:parent-style-name="Standard">
      <style:text-properties fo:language="en" fo:country="US" fo:font-weight="bold" officeooo:rsid="0016dc98" officeooo:paragraph-rsid="0016dc98" style:font-weight-asian="bold" style:font-weight-complex="bold"/>
    </style:style>
    <style:style style:name="P33" style:family="paragraph" style:parent-style-name="Standard">
      <style:text-properties fo:language="en" fo:country="US" fo:font-weight="bold" officeooo:rsid="00250b8a" officeooo:paragraph-rsid="00250b8a" style:font-weight-asian="bold" style:font-weight-complex="bold"/>
    </style:style>
    <style:style style:name="P34" style:family="paragraph" style:parent-style-name="Standard">
      <style:text-properties fo:language="en" fo:country="US" officeooo:rsid="0016dc98" officeooo:paragraph-rsid="0017fb13"/>
    </style:style>
    <style:style style:name="P35" style:family="paragraph" style:parent-style-name="Standard">
      <style:text-properties fo:language="en" fo:country="US" officeooo:rsid="0019c8d2" officeooo:paragraph-rsid="0019c8d2"/>
    </style:style>
    <style:style style:name="P36" style:family="paragraph" style:parent-style-name="Standard">
      <style:text-properties fo:language="en" fo:country="US" officeooo:rsid="0008578f" officeooo:paragraph-rsid="0020c68b"/>
    </style:style>
    <style:style style:name="P37" style:family="paragraph" style:parent-style-name="Standard">
      <style:text-properties fo:language="en" fo:country="US" officeooo:rsid="000972fd" officeooo:paragraph-rsid="0020c68b"/>
    </style:style>
    <style:style style:name="P38" style:family="paragraph" style:parent-style-name="Standard">
      <style:text-properties fo:language="en" fo:country="US" officeooo:rsid="000972fd" officeooo:paragraph-rsid="000972fd"/>
    </style:style>
    <style:style style:name="P39" style:family="paragraph" style:parent-style-name="Standard">
      <style:text-properties fo:language="en" fo:country="US" officeooo:rsid="000972fd" officeooo:paragraph-rsid="000b653f"/>
    </style:style>
    <style:style style:name="P40" style:family="paragraph" style:parent-style-name="Standard">
      <style:text-properties fo:language="en" fo:country="US" officeooo:rsid="000c2b06" officeooo:paragraph-rsid="0020c68b"/>
    </style:style>
    <style:style style:name="P41" style:family="paragraph" style:parent-style-name="Standard">
      <style:text-properties fo:language="en" fo:country="US" officeooo:rsid="000c2b06" officeooo:paragraph-rsid="000c2b06"/>
    </style:style>
    <style:style style:name="P42" style:family="paragraph" style:parent-style-name="Standard">
      <style:text-properties fo:language="en" fo:country="US" officeooo:rsid="00067321" officeooo:paragraph-rsid="0020c68b"/>
    </style:style>
    <style:style style:name="P43" style:family="paragraph" style:parent-style-name="Standard">
      <style:text-properties fo:language="en" fo:country="US" officeooo:rsid="000d6dc9" officeooo:paragraph-rsid="0020c68b"/>
    </style:style>
    <style:style style:name="P44" style:family="paragraph" style:parent-style-name="Standard">
      <style:text-properties fo:language="en" fo:country="US" officeooo:rsid="000f3fa9" officeooo:paragraph-rsid="0020c68b"/>
    </style:style>
    <style:style style:name="P45" style:family="paragraph" style:parent-style-name="Standard">
      <style:text-properties fo:language="en" fo:country="US" officeooo:rsid="00229f4c" officeooo:paragraph-rsid="00229f4c"/>
    </style:style>
    <style:style style:name="P46" style:family="paragraph" style:parent-style-name="Standard">
      <style:text-properties fo:language="en" fo:country="US" officeooo:rsid="0024e1c1" officeooo:paragraph-rsid="0024e1c1"/>
    </style:style>
    <style:style style:name="P47" style:family="paragraph" style:parent-style-name="Standard">
      <style:text-properties fo:language="en" fo:country="US" officeooo:rsid="0024e1c1" officeooo:paragraph-rsid="00250b8a"/>
    </style:style>
    <style:style style:name="P48" style:family="paragraph" style:parent-style-name="Standard">
      <style:text-properties fo:language="en" fo:country="US" officeooo:rsid="00250b8a" officeooo:paragraph-rsid="00250b8a"/>
    </style:style>
    <style:style style:name="P49" style:family="paragraph" style:parent-style-name="Standard">
      <style:text-properties fo:language="en" fo:country="US" officeooo:rsid="00334fe7" officeooo:paragraph-rsid="00334fe7"/>
    </style:style>
    <style:style style:name="P50" style:family="paragraph" style:parent-style-name="Standard">
      <style:paragraph-properties fo:break-before="page"/>
      <style:text-properties fo:language="en" fo:country="US" officeooo:rsid="000fe90d"/>
    </style:style>
    <style:style style:name="P51" style:family="paragraph" style:parent-style-name="Standard">
      <style:paragraph-properties fo:break-before="page"/>
      <style:text-properties fo:language="en" fo:country="US" officeooo:rsid="0014ed6d" officeooo:paragraph-rsid="0014ed6d"/>
    </style:style>
    <style:style style:name="P52" style:family="paragraph" style:parent-style-name="Standard">
      <style:paragraph-properties fo:margin-left="0.4925in" fo:margin-right="0in" fo:text-indent="0in" style:auto-text-indent="false"/>
      <style:text-properties fo:language="en" fo:country="US" officeooo:rsid="001b96e7" officeooo:paragraph-rsid="001b96e7"/>
    </style:style>
    <style:style style:name="P53" style:family="paragraph" style:parent-style-name="Standard">
      <style:paragraph-properties fo:margin-left="0.4925in" fo:margin-right="0in" fo:text-indent="0in" style:auto-text-indent="false"/>
      <style:text-properties fo:language="en" fo:country="US" officeooo:rsid="000fe90d" officeooo:paragraph-rsid="000fe90d"/>
    </style:style>
    <style:style style:name="P54" style:family="paragraph" style:parent-style-name="Standard">
      <style:paragraph-properties fo:margin-left="0.4925in" fo:margin-right="0in" fo:text-indent="0in" style:auto-text-indent="false"/>
      <style:text-properties fo:language="en" fo:country="US" officeooo:rsid="0014ed6d" officeooo:paragraph-rsid="0014ed6d"/>
    </style:style>
    <style:style style:name="P55" style:family="paragraph" style:parent-style-name="Standard">
      <style:paragraph-properties fo:margin-top="0in" fo:margin-bottom="0in" loext:contextual-spacing="false"/>
      <style:text-properties fo:language="en" fo:country="US" officeooo:rsid="00250b8a" officeooo:paragraph-rsid="00250b8a"/>
    </style:style>
    <style:style style:name="P56" style:family="paragraph" style:parent-style-name="Standard">
      <style:paragraph-properties fo:margin-top="0in" fo:margin-bottom="0in" loext:contextual-spacing="false"/>
      <style:text-properties fo:language="en" fo:country="US" fo:font-weight="bold" officeooo:rsid="00250b8a" officeooo:paragraph-rsid="00250b8a" style:font-weight-asian="bold" style:font-weight-complex="bold"/>
    </style:style>
    <style:style style:name="P57" style:family="paragraph" style:parent-style-name="Standard">
      <style:paragraph-properties fo:margin-top="0in" fo:margin-bottom="0in" loext:contextual-spacing="false"/>
      <style:text-properties fo:language="en" fo:country="US" officeooo:rsid="0024e1c1" officeooo:paragraph-rsid="0024e1c1"/>
    </style:style>
    <style:style style:name="P58" style:family="paragraph" style:parent-style-name="Text_20_body">
      <style:paragraph-properties fo:margin-top="0in" fo:margin-bottom="0in" loext:contextual-spacing="false" fo:line-height="100%"/>
      <style:text-properties officeooo:rsid="002e2789" officeooo:paragraph-rsid="002e2789"/>
    </style:style>
    <style:style style:name="P59" style:family="paragraph" style:parent-style-name="Text_20_body">
      <style:paragraph-properties fo:margin-top="0in" fo:margin-bottom="0in" loext:contextual-spacing="false" fo:line-height="100%"/>
      <style:text-properties fo:language="en" fo:country="US" fo:font-weight="bold" officeooo:rsid="00250b8a" officeooo:paragraph-rsid="00250b8a" style:font-weight-asian="bold" style:font-weight-complex="bold"/>
    </style:style>
    <style:style style:name="P60" style:family="paragraph" style:parent-style-name="Text_20_body">
      <style:paragraph-properties fo:margin-top="0in" fo:margin-bottom="0in" loext:contextual-spacing="false" fo:line-height="100%"/>
      <style:text-properties fo:language="en" fo:country="US" fo:font-weight="bold" officeooo:rsid="00250b8a" officeooo:paragraph-rsid="00263a81" style:font-weight-asian="bold" style:font-weight-complex="bold"/>
    </style:style>
    <style:style style:name="P61" style:family="paragraph" style:parent-style-name="Text_20_body">
      <style:paragraph-properties fo:margin-top="0in" fo:margin-bottom="0in" loext:contextual-spacing="false" fo:line-height="100%"/>
      <style:text-properties fo:language="en" fo:country="US" fo:font-weight="bold" officeooo:paragraph-rsid="00250b8a" style:font-weight-asian="bold" style:font-weight-complex="bold"/>
    </style:style>
    <style:style style:name="P62" style:family="paragraph" style:parent-style-name="Text_20_body">
      <style:paragraph-properties fo:margin-top="0in" fo:margin-bottom="0in" loext:contextual-spacing="false" fo:line-height="100%"/>
      <style:text-properties fo:language="en" fo:country="US" fo:font-weight="bold" officeooo:rsid="00263a81" officeooo:paragraph-rsid="002818c3" style:font-weight-asian="bold" style:font-weight-complex="bold"/>
    </style:style>
    <style:style style:name="P63" style:family="paragraph" style:parent-style-name="Text_20_body">
      <style:paragraph-properties fo:margin-top="0in" fo:margin-bottom="0in" loext:contextual-spacing="false" fo:line-height="100%"/>
      <style:text-properties fo:language="en" fo:country="US" fo:font-weight="bold" officeooo:rsid="002e2789" officeooo:paragraph-rsid="002e2789" style:font-weight-asian="bold" style:font-weight-complex="bold"/>
    </style:style>
    <style:style style:name="P64" style:family="paragraph" style:parent-style-name="Text_20_body">
      <style:paragraph-properties fo:margin-top="0in" fo:margin-bottom="0in" loext:contextual-spacing="false" fo:line-height="100%"/>
      <style:text-properties fo:language="en" fo:country="US" officeooo:rsid="00250b8a" officeooo:paragraph-rsid="00250b8a"/>
    </style:style>
    <style:style style:name="P65" style:family="paragraph" style:parent-style-name="Text_20_body">
      <style:paragraph-properties fo:margin-top="0in" fo:margin-bottom="0in" loext:contextual-spacing="false" fo:line-height="100%"/>
      <style:text-properties fo:language="en" fo:country="US" officeooo:rsid="00250b8a" officeooo:paragraph-rsid="00263a81"/>
    </style:style>
    <style:style style:name="P66" style:family="paragraph" style:parent-style-name="Text_20_body">
      <style:paragraph-properties fo:margin-top="0in" fo:margin-bottom="0in" loext:contextual-spacing="false" fo:line-height="100%"/>
      <style:text-properties fo:language="en" fo:country="US" officeooo:paragraph-rsid="00250b8a"/>
    </style:style>
    <style:style style:name="P67" style:family="paragraph" style:parent-style-name="Text_20_body">
      <style:paragraph-properties fo:margin-top="0in" fo:margin-bottom="0in" loext:contextual-spacing="false" fo:line-height="100%"/>
      <style:text-properties fo:language="en" fo:country="US" officeooo:rsid="00263a81" officeooo:paragraph-rsid="00263a81"/>
    </style:style>
    <style:style style:name="P68" style:family="paragraph" style:parent-style-name="Text_20_body">
      <style:paragraph-properties fo:margin-top="0in" fo:margin-bottom="0in" loext:contextual-spacing="false" fo:line-height="100%"/>
      <style:text-properties fo:language="en" fo:country="US" officeooo:rsid="00263a81" officeooo:paragraph-rsid="002818c3"/>
    </style:style>
    <style:style style:name="P69" style:family="paragraph" style:parent-style-name="Text_20_body">
      <style:paragraph-properties fo:margin-top="0in" fo:margin-bottom="0in" loext:contextual-spacing="false" fo:line-height="100%"/>
      <style:text-properties fo:language="en" fo:country="US" officeooo:rsid="002818c3" officeooo:paragraph-rsid="002818c3"/>
    </style:style>
    <style:style style:name="P70" style:family="paragraph" style:parent-style-name="Text_20_body">
      <style:paragraph-properties fo:margin-top="0in" fo:margin-bottom="0in" loext:contextual-spacing="false" fo:line-height="100%"/>
      <style:text-properties fo:language="en" fo:country="US" officeooo:rsid="002818c3" officeooo:paragraph-rsid="0029b9ce"/>
    </style:style>
    <style:style style:name="P71" style:family="paragraph" style:parent-style-name="Text_20_body">
      <style:paragraph-properties fo:margin-top="0in" fo:margin-bottom="0in" loext:contextual-spacing="false" fo:line-height="100%"/>
      <style:text-properties fo:language="en" fo:country="US" officeooo:rsid="002e2789" officeooo:paragraph-rsid="002e2789"/>
    </style:style>
    <style:style style:name="P72" style:family="paragraph" style:parent-style-name="Text_20_body">
      <style:paragraph-properties fo:margin-top="0in" fo:margin-bottom="0in" loext:contextual-spacing="false" fo:line-height="100%"/>
      <style:text-properties fo:language="en" fo:country="US" officeooo:rsid="002e2789" officeooo:paragraph-rsid="0030affe"/>
    </style:style>
    <style:style style:name="P73" style:family="paragraph" style:parent-style-name="Text_20_body">
      <style:paragraph-properties fo:margin-top="0in" fo:margin-bottom="0in" loext:contextual-spacing="false" fo:line-height="100%"/>
      <style:text-properties fo:language="en" fo:country="US" officeooo:rsid="0030affe" officeooo:paragraph-rsid="0030affe"/>
    </style:style>
    <style:style style:name="P74" style:family="paragraph" style:parent-style-name="Text_20_body">
      <style:paragraph-properties fo:margin-top="0in" fo:margin-bottom="0in" loext:contextual-spacing="false" fo:line-height="100%" fo:break-before="page"/>
      <style:text-properties fo:language="en" fo:country="US" officeooo:rsid="002e2789" officeooo:paragraph-rsid="002e2789"/>
    </style:style>
    <style:style style:name="P75" style:family="paragraph" style:parent-style-name="Title">
      <style:text-properties fo:language="en" fo:country="US"/>
    </style:style>
    <style:style style:name="P76" style:family="paragraph" style:parent-style-name="Standard" style:list-style-name="L1">
      <style:text-properties fo:language="en" fo:country="US" officeooo:rsid="000220ea" officeooo:paragraph-rsid="000220ea"/>
    </style:style>
    <style:style style:name="P77" style:family="paragraph" style:parent-style-name="Standard" style:list-style-name="L2">
      <style:text-properties fo:language="en" fo:country="US" officeooo:rsid="001a71b4" officeooo:paragraph-rsid="001a71b4"/>
    </style:style>
    <style:style style:name="P78" style:family="paragraph" style:parent-style-name="Standard" style:list-style-name="L2">
      <style:text-properties fo:language="en" fo:country="US" officeooo:rsid="001b96e7" officeooo:paragraph-rsid="001b96e7"/>
    </style:style>
    <style:style style:name="P79" style:family="paragraph" style:parent-style-name="Standard" style:list-style-name="L3">
      <style:text-properties fo:language="en" fo:country="US" officeooo:rsid="0013560e" officeooo:paragraph-rsid="0014ed6d"/>
    </style:style>
    <style:style style:name="P80" style:family="paragraph" style:parent-style-name="Standard">
      <style:text-properties fo:language="en" fo:country="US" officeooo:rsid="000972fd" officeooo:paragraph-rsid="0020c68b"/>
    </style:style>
    <style:style style:name="P81" style:family="paragraph" style:parent-style-name="Standard">
      <style:text-properties fo:language="en" fo:country="US" officeooo:rsid="000c2b06" officeooo:paragraph-rsid="003e7903"/>
    </style:style>
    <style:style style:name="P82" style:family="paragraph" style:parent-style-name="Standard">
      <style:text-properties fo:language="en" fo:country="US" officeooo:rsid="000c2b06" officeooo:paragraph-rsid="000c2b06"/>
    </style:style>
    <style:style style:name="P83" style:family="paragraph" style:parent-style-name="Standard">
      <style:text-properties fo:language="en" fo:country="US" officeooo:rsid="000c2b06" officeooo:paragraph-rsid="0040f4bf"/>
    </style:style>
    <style:style style:name="P84" style:family="paragraph" style:parent-style-name="Standard">
      <style:text-properties fo:language="en" fo:country="US" officeooo:rsid="003e7903" officeooo:paragraph-rsid="003e7903"/>
    </style:style>
    <style:style style:name="P85" style:family="paragraph" style:parent-style-name="Standard">
      <style:text-properties fo:language="en" fo:country="US" officeooo:rsid="000b653f" officeooo:paragraph-rsid="0020c68b"/>
    </style:style>
    <style:style style:name="P86" style:family="paragraph" style:parent-style-name="Standard">
      <style:text-properties fo:language="en" fo:country="US" officeooo:rsid="000fe90d" officeooo:paragraph-rsid="000fe90d"/>
    </style:style>
    <style:style style:name="P87" style:family="paragraph" style:parent-style-name="Standard">
      <style:text-properties fo:language="en" fo:country="US" officeooo:rsid="0040ab28" officeooo:paragraph-rsid="0040ab28"/>
    </style:style>
    <style:style style:name="P88" style:family="paragraph" style:parent-style-name="Standard">
      <style:text-properties style:font-name="Liberation Serif" fo:font-size="11pt" fo:language="en" fo:country="US" officeooo:rsid="001f4642" officeooo:paragraph-rsid="001f4642" style:font-size-asian="11pt" style:font-size-complex="11pt"/>
    </style:style>
    <style:style style:name="P89" style:family="paragraph" style:parent-style-name="Standard" style:list-style-name="L3">
      <style:text-properties officeooo:rsid="0013560e" officeooo:paragraph-rsid="0037dac8"/>
    </style:style>
    <style:style style:name="P90" style:family="paragraph" style:parent-style-name="Standard" style:list-style-name="L3">
      <style:text-properties officeooo:rsid="0013560e" officeooo:paragraph-rsid="0016dc98"/>
    </style:style>
    <style:style style:name="P91" style:family="paragraph" style:parent-style-name="Standard">
      <style:paragraph-properties fo:margin-left="0.4925in" fo:margin-right="0in" fo:text-indent="0in" style:auto-text-indent="false"/>
      <style:text-properties fo:language="en" fo:country="US" officeooo:rsid="0014ed6d" officeooo:paragraph-rsid="00403468"/>
    </style:style>
    <style:style style:name="P92" style:family="paragraph" style:parent-style-name="Text_20_body">
      <style:paragraph-properties fo:margin-top="0in" fo:margin-bottom="0in" loext:contextual-spacing="false" fo:line-height="100%"/>
      <style:text-properties fo:language="en" fo:country="US" fo:font-weight="bold" officeooo:paragraph-rsid="00250b8a" style:font-weight-asian="bold" style:font-weight-complex="bold"/>
    </style:style>
    <style:style style:name="P93" style:family="paragraph" style:parent-style-name="Text_20_body">
      <style:paragraph-properties fo:margin-top="0in" fo:margin-bottom="0in" loext:contextual-spacing="false" fo:line-height="100%"/>
      <style:text-properties fo:language="en" fo:country="US" fo:font-weight="bold" officeooo:rsid="002818c3" officeooo:paragraph-rsid="002818c3" style:font-weight-asian="bold" style:font-weight-complex="bold"/>
    </style:style>
    <style:style style:name="P94" style:family="paragraph" style:parent-style-name="Text_20_body">
      <style:paragraph-properties fo:margin-top="0in" fo:margin-bottom="0in" loext:contextual-spacing="false" fo:line-height="100%"/>
      <style:text-properties fo:language="en" fo:country="US" fo:font-weight="bold" officeooo:rsid="00263a81" officeooo:paragraph-rsid="002818c3" style:font-weight-asian="bold" style:font-weight-complex="bold"/>
    </style:style>
    <style:style style:name="P95" style:family="paragraph" style:parent-style-name="Text_20_body">
      <style:paragraph-properties fo:margin-top="0in" fo:margin-bottom="0in" loext:contextual-spacing="false" fo:line-height="100%"/>
      <style:text-properties fo:language="en" fo:country="US" officeooo:rsid="002e2789" officeooo:paragraph-rsid="002e2789"/>
    </style:style>
    <style:style style:name="P96" style:family="paragraph" style:parent-style-name="Text_20_body">
      <style:paragraph-properties fo:margin-top="0in" fo:margin-bottom="0in" loext:contextual-spacing="false" fo:line-height="100%"/>
      <style:text-properties fo:language="en" fo:country="US" officeooo:rsid="0030affe" officeooo:paragraph-rsid="0030affe"/>
    </style:style>
    <style:style style:name="P97" style:family="paragraph" style:parent-style-name="Text_20_body">
      <style:paragraph-properties fo:margin-top="0in" fo:margin-bottom="0in" loext:contextual-spacing="false" fo:line-height="100%"/>
      <style:text-properties fo:language="en" fo:country="US" officeooo:rsid="0030affe" officeooo:paragraph-rsid="00403468"/>
    </style:style>
    <style:style style:name="P98" style:family="paragraph" style:parent-style-name="Text_20_body">
      <style:paragraph-properties fo:margin-top="0in" fo:margin-bottom="0in" loext:contextual-spacing="false" fo:line-height="100%" fo:break-before="page"/>
      <style:text-properties fo:language="en" fo:country="US" fo:font-weight="bold" officeooo:paragraph-rsid="00250b8a" style:font-weight-asian="bold" style:font-weight-complex="bold"/>
    </style:style>
    <style:style style:name="P99" style:family="paragraph" style:parent-style-name="Heading_20_2">
      <style:text-properties fo:language="en" fo:country="US"/>
    </style:style>
    <style:style style:name="P100" style:family="paragraph" style:parent-style-name="Heading_20_2">
      <style:text-properties fo:language="en" fo:country="US" officeooo:paragraph-rsid="0020c68b"/>
    </style:style>
    <style:style style:name="P101" style:family="paragraph" style:parent-style-name="Heading_20_2" style:list-style-name="">
      <style:text-properties fo:language="en" fo:country="US" officeooo:paragraph-rsid="0020c68b"/>
    </style:style>
    <style:style style:name="P102" style:family="paragraph" style:parent-style-name="Heading_20_2">
      <style:paragraph-properties fo:break-before="page"/>
      <style:text-properties fo:language="en" fo:country="US" officeooo:paragraph-rsid="0020c68b"/>
    </style:style>
    <style:style style:name="P103" style:family="paragraph" style:parent-style-name="Heading_20_1">
      <style:text-properties fo:language="en" fo:country="US"/>
    </style:style>
    <style:style style:name="P104" style:family="paragraph" style:parent-style-name="Heading_20_1">
      <style:paragraph-properties fo:break-before="page"/>
      <style:text-properties fo:language="en" fo:country="US"/>
    </style:style>
    <style:style style:name="P105" style:family="paragraph" style:parent-style-name="Heading_20_1">
      <style:paragraph-properties fo:break-before="page"/>
      <style:text-properties fo:language="en" fo:country="US" officeooo:paragraph-rsid="001a71b4"/>
    </style:style>
    <style:style style:name="P106" style:family="paragraph" style:parent-style-name="Heading_20_1">
      <style:paragraph-properties fo:break-before="page"/>
      <style:text-properties fo:language="en" fo:country="US" officeooo:paragraph-rsid="0020c68b"/>
    </style:style>
    <style:style style:name="P107" style:family="paragraph" style:parent-style-name="Heading_20_3">
      <style:text-properties fo:language="en" fo:country="US"/>
    </style:style>
    <style:style style:name="P108" style:family="paragraph" style:parent-style-name="Heading_20_3">
      <style:text-properties fo:language="en" fo:country="US" officeooo:paragraph-rsid="0020c68b"/>
    </style:style>
    <style:style style:name="P109" style:family="paragraph" style:parent-style-name="Heading_20_3">
      <style:text-properties fo:language="en" fo:country="US" officeooo:rsid="0024e1c1" officeooo:paragraph-rsid="00250b8a"/>
    </style:style>
    <style:style style:name="P110" style:family="paragraph" style:parent-style-name="Contents_20_3">
      <style:paragraph-properties>
        <style:tab-stops>
          <style:tab-stop style:position="6.3in" style:type="right" style:leader-style="dotted" style:leader-text="."/>
        </style:tab-stops>
      </style:paragraph-properties>
    </style:style>
    <style:style style:name="P111" style:family="paragraph" style:parent-style-name="Contents_20_1">
      <style:paragraph-properties>
        <style:tab-stops>
          <style:tab-stop style:position="6.6929in" style:type="right" style:leader-style="dotted" style:leader-text="."/>
        </style:tab-stops>
      </style:paragraph-properties>
    </style:style>
    <style:style style:name="P112"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01837d"/>
    </style:style>
    <style:style style:name="T2" style:family="text">
      <style:text-properties officeooo:rsid="000220ea"/>
    </style:style>
    <style:style style:name="T3" style:family="text">
      <style:text-properties officeooo:rsid="0002e8d4"/>
    </style:style>
    <style:style style:name="T4" style:family="text">
      <style:text-properties officeooo:rsid="0008578f"/>
    </style:style>
    <style:style style:name="T5" style:family="text">
      <style:text-properties officeooo:rsid="000972fd"/>
    </style:style>
    <style:style style:name="T6" style:family="text">
      <style:text-properties officeooo:rsid="000c2b06"/>
    </style:style>
    <style:style style:name="T7" style:family="text">
      <style:text-properties officeooo:rsid="000d6dc9"/>
    </style:style>
    <style:style style:name="T8" style:family="text">
      <style:text-properties officeooo:rsid="000f3fa9"/>
    </style:style>
    <style:style style:name="T9" style:family="text">
      <style:text-properties fo:background-color="#fff200" loext:char-shading-value="0"/>
    </style:style>
    <style:style style:name="T10" style:family="text">
      <style:text-properties officeooo:rsid="0011a816"/>
    </style:style>
    <style:style style:name="T11" style:family="text">
      <style:text-properties officeooo:rsid="0012de20"/>
    </style:style>
    <style:style style:name="T12" style:family="text">
      <style:text-properties fo:font-weight="bold" style:font-weight-asian="bold" style:font-weight-complex="bold"/>
    </style:style>
    <style:style style:name="T13" style:family="text">
      <style:text-properties fo:font-weight="bold" officeooo:rsid="0012de20" style:font-weight-asian="bold" style:font-weight-complex="bold"/>
    </style:style>
    <style:style style:name="T14" style:family="text">
      <style:text-properties fo:font-weight="bold" officeooo:rsid="00250b8a" style:font-weight-asian="bold" style:font-weight-complex="bold"/>
    </style:style>
    <style:style style:name="T15" style:family="text">
      <style:text-properties fo:font-weight="bold" officeooo:rsid="002818c3" style:font-weight-asian="bold" style:font-weight-complex="bold"/>
    </style:style>
    <style:style style:name="T16" style:family="text">
      <style:text-properties fo:font-weight="bold" officeooo:rsid="00403468" style:font-weight-asian="bold" style:font-weight-complex="bold"/>
    </style:style>
    <style:style style:name="T17" style:family="text">
      <style:text-properties style:text-position="-33% 80%"/>
    </style:style>
    <style:style style:name="T18" style:family="text">
      <style:text-properties officeooo:rsid="0013560e"/>
    </style:style>
    <style:style style:name="T19" style:family="text">
      <style:text-properties officeooo:rsid="0016dc98"/>
    </style:style>
    <style:style style:name="T20" style:family="text">
      <style:text-properties officeooo:rsid="0017fb13"/>
    </style:style>
    <style:style style:name="T21" style:family="text">
      <style:text-properties officeooo:rsid="0019c8d2"/>
    </style:style>
    <style:style style:name="T22" style:family="text">
      <style:text-properties officeooo:rsid="001a71b4"/>
    </style:style>
    <style:style style:name="T23" style:family="text">
      <style:text-properties officeooo:rsid="001b96e7"/>
    </style:style>
    <style:style style:name="T24" style:family="text">
      <style:text-properties style:font-name="Liberation Serif" fo:font-size="11pt" style:font-size-asian="11pt" style:font-size-complex="11pt"/>
    </style:style>
    <style:style style:name="T25" style:family="text">
      <style:text-properties style:font-name="Liberation Serif" fo:font-size="11pt" officeooo:rsid="001da94f" style:font-size-asian="11pt" style:font-size-complex="11pt"/>
    </style:style>
    <style:style style:name="T26" style:family="text">
      <style:text-properties style:font-name="Liberation Serif" fo:font-size="11pt" officeooo:rsid="001f4642" style:font-size-asian="11pt" style:font-size-complex="11pt"/>
    </style:style>
    <style:style style:name="T27" style:family="text">
      <style:text-properties style:font-name="Liberation Serif" fo:font-size="11pt" officeooo:rsid="00207dc3" style:font-size-asian="11pt" style:font-size-complex="11pt"/>
    </style:style>
    <style:style style:name="T28" style:family="text">
      <style:text-properties style:font-name="Liberation Serif" fo:font-size="11pt" officeooo:rsid="00334fe7" style:font-size-asian="11pt" style:font-size-complex="11pt"/>
    </style:style>
    <style:style style:name="T29" style:family="text">
      <style:text-properties style:font-name="Liberation Serif" fo:font-size="11pt" officeooo:rsid="003353d3" style:font-size-asian="11pt" style:font-size-complex="11pt"/>
    </style:style>
    <style:style style:name="T30" style:family="text">
      <style:text-properties officeooo:rsid="00207dc3"/>
    </style:style>
    <style:style style:name="T31" style:family="text">
      <style:text-properties officeooo:rsid="0020c68b"/>
    </style:style>
    <style:style style:name="T32" style:family="text">
      <style:text-properties officeooo:rsid="0024e1c1"/>
    </style:style>
    <style:style style:name="T33" style:family="text">
      <style:text-properties officeooo:rsid="00250b8a"/>
    </style:style>
    <style:style style:name="T34" style:family="text">
      <style:text-properties officeooo:rsid="00263a81"/>
    </style:style>
    <style:style style:name="T35" style:family="text">
      <style:text-properties officeooo:rsid="002818c3"/>
    </style:style>
    <style:style style:name="T36" style:family="text">
      <style:text-properties fo:font-weight="normal" officeooo:rsid="002818c3" style:font-weight-asian="normal" style:font-weight-complex="normal"/>
    </style:style>
    <style:style style:name="T37" style:family="text">
      <style:text-properties officeooo:rsid="0029b9ce"/>
    </style:style>
    <style:style style:name="T38" style:family="text">
      <style:text-properties officeooo:rsid="0030affe"/>
    </style:style>
    <style:style style:name="T39" style:family="text">
      <style:text-properties fo:language="en" fo:country="US"/>
    </style:style>
    <style:style style:name="T40" style:family="text">
      <style:text-properties fo:language="en" fo:country="US" officeooo:rsid="00207dc3"/>
    </style:style>
    <style:style style:name="T41" style:family="text">
      <style:text-properties fo:language="en" fo:country="US" officeooo:rsid="000220ea"/>
    </style:style>
    <style:style style:name="T42" style:family="text">
      <style:text-properties fo:language="en" fo:country="US" officeooo:rsid="000fe90d"/>
    </style:style>
    <style:style style:name="T43" style:family="text">
      <style:text-properties fo:language="en" fo:country="US" officeooo:rsid="0012de20"/>
    </style:style>
    <style:style style:name="T44" style:family="text">
      <style:text-properties fo:language="en" fo:country="US" fo:font-weight="bold"/>
    </style:style>
    <style:style style:name="T45" style:family="text">
      <style:text-properties fo:language="en" fo:country="US" officeooo:rsid="0020c68b"/>
    </style:style>
    <style:style style:name="T46" style:family="text">
      <style:text-properties fo:language="en" fo:country="US" officeooo:rsid="0030affe"/>
    </style:style>
    <style:style style:name="T47" style:family="text">
      <style:text-properties fo:language="en" fo:country="US" officeooo:rsid="00311b3e"/>
    </style:style>
    <style:style style:name="T48" style:family="text">
      <style:text-properties fo:language="en" fo:country="US" officeooo:rsid="0037dac8"/>
    </style:style>
    <style:style style:name="T49" style:family="text">
      <style:text-properties officeooo:rsid="00311b3e"/>
    </style:style>
    <style:style style:name="T50" style:family="text">
      <style:text-properties officeooo:rsid="0031fb29"/>
    </style:style>
    <style:style style:name="T51" style:family="text">
      <style:text-properties officeooo:rsid="00334fe7"/>
    </style:style>
    <style:style style:name="T52" style:family="text">
      <style:text-properties officeooo:rsid="003353d3"/>
    </style:style>
    <style:style style:name="T53" style:family="text">
      <style:text-properties officeooo:rsid="0034fe00"/>
    </style:style>
    <style:style style:name="T54" style:family="text">
      <style:text-properties officeooo:rsid="00366c25"/>
    </style:style>
    <style:style style:name="T55" style:family="text">
      <style:text-properties officeooo:rsid="0037dac8"/>
    </style:style>
    <style:style style:name="T56" style:family="text">
      <style:text-properties officeooo:rsid="003a75e2"/>
    </style:style>
    <style:style style:name="T57" style:family="text">
      <style:text-properties officeooo:rsid="003e7903"/>
    </style:style>
    <style:style style:name="T58" style:family="text">
      <style:text-properties officeooo:rsid="00403468"/>
    </style:style>
    <style:style style:name="T59" style:family="text">
      <style:text-properties officeooo:rsid="0040f4b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Air Quality Index</text:p>
      <text:p text:style-name="P8"/>
      <text:p text:style-name="P8"/>
      <text:p text:style-name="P8"/>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1"><text:a xlink:type="simple" xlink:href="#__RefHeading___Toc142_1079797544" text:style-name="Index_20_Link" text:visited-style-name="Index_20_Link">1. Foreword<text:tab/>2</text:a></text:p>
          <text:p text:style-name="P111"><text:a xlink:type="simple" xlink:href="#__RefHeading___Toc144_1079797544" text:style-name="Index_20_Link" text:visited-style-name="Index_20_Link">2. Hardware considerations<text:tab/>3</text:a></text:p>
          <text:p text:style-name="P112"><text:a xlink:type="simple" xlink:href="#__RefHeading___Toc146_1079797544" text:style-name="Index_20_Link" text:visited-style-name="Index_20_Link">2.1 Why ESP32 only ?<text:tab/>3</text:a></text:p>
          <text:p text:style-name="P112"><text:a xlink:type="simple" xlink:href="#__RefHeading___Toc148_1079797544" text:style-name="Index_20_Link" text:visited-style-name="Index_20_Link">2.2 NVRAM usage<text:tab/>3</text:a></text:p>
          <text:p text:style-name="P111"><text:a xlink:type="simple" xlink:href="#__RefHeading___Toc150_1079797544" text:style-name="Index_20_Link" text:visited-style-name="Index_20_Link">3. Region Air Quality Index<text:tab/>4</text:a></text:p>
          <text:p text:style-name="P112"><text:a xlink:type="simple" xlink:href="#__RefHeading___Toc152_1079797544" text:style-name="Index_20_Link" text:visited-style-name="Index_20_Link">3.1 USA<text:tab/>4</text:a></text:p>
          <text:p text:style-name="P112"><text:a xlink:type="simple" xlink:href="#__RefHeading___Toc154_1079797544" text:style-name="Index_20_Link" text:visited-style-name="Index_20_Link">3.2 Europe<text:tab/>4</text:a></text:p>
          <text:p text:style-name="P112"><text:a xlink:type="simple" xlink:href="#__RefHeading___Toc156_1079797544" text:style-name="Index_20_Link" text:visited-style-name="Index_20_Link">3.3 India<text:tab/>5</text:a></text:p>
          <text:p text:style-name="P112"><text:a xlink:type="simple" xlink:href="#__RefHeading___Toc158_1079797544" text:style-name="Index_20_Link" text:visited-style-name="Index_20_Link">3.4 UK<text:tab/>5</text:a></text:p>
          <text:p text:style-name="P112"><text:a xlink:type="simple" xlink:href="#__RefHeading___Toc160_1079797544" text:style-name="Index_20_Link" text:visited-style-name="Index_20_Link">3.5 Canada<text:tab/>5</text:a></text:p>
          <text:p text:style-name="P112"><text:a xlink:type="simple" xlink:href="#__RefHeading___Toc249_1079797544" text:style-name="Index_20_Link" text:visited-style-name="Index_20_Link">3.6 Adding a region<text:tab/>6</text:a></text:p>
          <text:p text:style-name="P111"><text:a xlink:type="simple" xlink:href="#__RefHeading___Toc162_1079797544" text:style-name="Index_20_Link" text:visited-style-name="Index_20_Link">4. Overview of library functions<text:tab/>7</text:a></text:p>
          <text:p text:style-name="P112"><text:a xlink:type="simple" xlink:href="#__RefHeading___Toc164_1079797544" text:style-name="Index_20_Link" text:visited-style-name="Index_20_Link">4.1 Setup<text:tab/>7</text:a></text:p>
          <text:p text:style-name="P110"><text:a xlink:type="simple" xlink:href="#__RefHeading___Toc166_1079797544" text:style-name="Index_20_Link" text:visited-style-name="Index_20_Link">4.1.1 void SetRegion(region_t region)<text:tab/>7</text:a></text:p>
          <text:p text:style-name="P110"><text:a xlink:type="simple" xlink:href="#__RefHeading___Toc168_1079797544" text:style-name="Index_20_Link" text:visited-style-name="Index_20_Link">4.1.2 bool SetHour(uint8_t hour)<text:tab/>7</text:a></text:p>
          <text:p text:style-name="P112"><text:a xlink:type="simple" xlink:href="#__RefHeading___Toc170_1079797544" text:style-name="Index_20_Link" text:visited-style-name="Index_20_Link">4.2 Running<text:tab/>7</text:a></text:p>
          <text:p text:style-name="P110"><text:a xlink:type="simple" xlink:href="#__RefHeading___Toc172_1079797544" text:style-name="Index_20_Link" text:visited-style-name="Index_20_Link">4.2.1 void Capture(float um25, float um10)<text:tab/>7</text:a></text:p>
          <text:p text:style-name="P112"><text:a xlink:type="simple" xlink:href="#__RefHeading___Toc174_1079797544" text:style-name="Index_20_Link" text:visited-style-name="Index_20_Link">4.3 Checking results<text:tab/>8</text:a></text:p>
          <text:p text:style-name="P110"><text:a xlink:type="simple" xlink:href="#__RefHeading___Toc176_1079797544" text:style-name="Index_20_Link" text:visited-style-name="Index_20_Link">4.3.1 void ReadRam( struct AQI_stats *r)<text:tab/>8</text:a></text:p>
          <text:p text:style-name="P110"><text:a xlink:type="simple" xlink:href="#__RefHeading___Toc178_1079797544" text:style-name="Index_20_Link" text:visited-style-name="Index_20_Link">4.3.2 void GetNv(struct AQI_NVRAM *r)<text:tab/>8</text:a></text:p>
          <text:p text:style-name="P110"><text:a xlink:type="simple" xlink:href="#__RefHeading___Toc180_1079797544" text:style-name="Index_20_Link" text:visited-style-name="Index_20_Link">4.3.3 bool GetAqi(struct AQI_info *r, bool base)<text:tab/>8</text:a></text:p>
          <text:p text:style-name="P110"><text:a xlink:type="simple" xlink:href="#__RefHeading___Toc182_1079797544" text:style-name="Index_20_Link" text:visited-style-name="Index_20_Link">4.3.4 uint8_t GetHour()<text:tab/>8</text:a></text:p>
          <text:p text:style-name="P112"><text:a xlink:type="simple" xlink:href="#__RefHeading___Toc184_1079797544" text:style-name="Index_20_Link" text:visited-style-name="Index_20_Link">4.4 Special routines<text:tab/>9</text:a></text:p>
          <text:p text:style-name="P110"><text:a xlink:type="simple" xlink:href="#__RefHeading___Toc186_1079797544" text:style-name="Index_20_Link" text:visited-style-name="Index_20_Link">4.4.1 bool ForceUpdate()<text:tab/>9</text:a></text:p>
          <text:p text:style-name="P110"><text:a xlink:type="simple" xlink:href="#__RefHeading___Toc188_1079797544" text:style-name="Index_20_Link" text:visited-style-name="Index_20_Link">4.4.2 void SetStats(struct AQI_NVRAM *nv)<text:tab/>9</text:a></text:p>
          <text:p text:style-name="P111"><text:a xlink:type="simple" xlink:href="#__RefHeading___Toc190_1079797544" text:style-name="Index_20_Link" text:visited-style-name="Index_20_Link">5. Example overview<text:tab/>10</text:a></text:p>
          <text:p text:style-name="P112"><text:a xlink:type="simple" xlink:href="#__RefHeading___Toc208_1079797544" text:style-name="Index_20_Link" text:visited-style-name="Index_20_Link">5.1 SPS30 specific<text:tab/>10</text:a></text:p>
          <text:p text:style-name="P110"><text:a xlink:type="simple" xlink:href="#__RefHeading___Toc210_1079797544" text:style-name="Index_20_Link" text:visited-style-name="Index_20_Link">5.1.1 definitions<text:tab/>10</text:a></text:p>
          <text:p text:style-name="P110"><text:a xlink:type="simple" xlink:href="#__RefHeading___Toc212_1079797544" text:style-name="Index_20_Link" text:visited-style-name="Index_20_Link">5.1.2 routines<text:tab/>10</text:a></text:p>
          <text:p text:style-name="P112"><text:a xlink:type="simple" xlink:href="#__RefHeading___Toc214_1079797544" text:style-name="Index_20_Link" text:visited-style-name="Index_20_Link">5.2 AQI library specific<text:tab/>10</text:a></text:p>
          <text:p text:style-name="P110"><text:a xlink:type="simple" xlink:href="#__RefHeading___Toc216_1079797544" text:style-name="Index_20_Link" text:visited-style-name="Index_20_Link">5.2.1 definitions<text:tab/>10</text:a></text:p>
          <text:p text:style-name="P110"><text:a xlink:type="simple" xlink:href="#__RefHeading___Toc218_1079797544" text:style-name="Index_20_Link" text:visited-style-name="Index_20_Link">5.2.2 routines<text:tab/>10</text:a></text:p>
          <text:p text:style-name="P112"><text:a xlink:type="simple" xlink:href="#__RefHeading___Toc220_1079797544" text:style-name="Index_20_Link" text:visited-style-name="Index_20_Link">5.3 General supporting routines<text:tab/>11</text:a></text:p>
          <text:p text:style-name="P112"><text:a xlink:type="simple" xlink:href="#__RefHeading___Toc227_1079797544" text:style-name="Index_20_Link" text:visited-style-name="Index_20_Link">5.4 walk-through<text:tab/>12</text:a></text:p>
          <text:p text:style-name="P110"><text:a xlink:type="simple" xlink:href="#__RefHeading___Toc229_1079797544" text:style-name="Index_20_Link" text:visited-style-name="Index_20_Link">5.4.1 initialize / setup<text:tab/>12</text:a></text:p>
          <text:p text:style-name="P110"><text:a xlink:type="simple" xlink:href="#__RefHeading___Toc231_1079797544" text:style-name="Index_20_Link" text:visited-style-name="Index_20_Link">5.4.2 main loop<text:tab/>13</text:a></text:p>
          <text:p text:style-name="P111"><text:a xlink:type="simple" xlink:href="#__RefHeading___Toc192_1079797544" text:style-name="Index_20_Link" text:visited-style-name="Index_20_Link">Appendix A: struct AQI_stats<text:tab/>14</text:a></text:p>
          <text:p text:style-name="P111"><text:a xlink:type="simple" xlink:href="#__RefHeading___Toc194_1079797544" text:style-name="Index_20_Link" text:visited-style-name="Index_20_Link">Appendix B: struct AQI_NVRAM<text:tab/>15</text:a></text:p>
          <text:p text:style-name="P111"><text:a xlink:type="simple" xlink:href="#__RefHeading___Toc196_1079797544" text:style-name="Index_20_Link" text:visited-style-name="Index_20_Link">Appendix C: struct AQI_info<text:tab/>16</text:a></text:p>
        </text:index-body>
      </text:table-of-content>
      <text:p text:style-name="P8"/>
      <text:h text:style-name="P105" text:outline-level="1"><text:bookmark-start text:name="__RefHeading___Toc142_1079797544"/><text:span text:style-name="T22">1. F</text:span>oreword<text:bookmark-end text:name="__RefHeading___Toc142_1079797544"/></text:h>
      <text:p text:style-name="P8"/>
      <text:p text:style-name="P8">As part of a longer term project to understand air quality, I have been working to test and implement <text:s/>different sensors. One of the aspects that keeps coming back is Air Quality Index (AQI). Actually I should say index-es. (plural) There are MANY different AQI definitions and while they all <text:span text:style-name="T2">provide</text:span> an indication of the air quality: they are not the same. They use different bands/ranges, different limits, different pollutants, different timing (hourly, daily or yearly), different….. different… Next to AQI in the different regions of the world (some have multiple AQI in the same region) there are also suppliers that have added to the confusion by creating their own definition.</text:p>
      <text:p text:style-name="P8"/>
      <text:p text:style-name="P8">The one aspect they have in common… it <text:span text:style-name="T54">only obtains</text:span> <text:span text:style-name="T54">it’s </text:span>value when measurement is run for a longer time. Current, <text:span text:style-name="T2">here-and-now, results are interesting but does not mean anything.</text:span></text:p>
      <text:p text:style-name="P8"/>
      <text:p text:style-name="P9">The aim of this project was to :</text:p>
      <text:list xml:id="list3427579399" text:style-name="L1">
        <text:list-item>
          <text:p text:style-name="P76">Capture the PM2.5 and PM10 information (hourly and daily), store the information for longer term monitoring.</text:p>
        </text:list-item>
        <text:list-item>
          <text:p text:style-name="P76"><text:span text:style-name="T3">Create an index by c</text:span>ompar<text:span text:style-name="T3">ing</text:span> the results against the different definitions by region.</text:p>
        </text:list-item>
        <text:list-item>
          <text:p text:style-name="P76">Apply an interface that can be easily used to <text:span text:style-name="T49">analyze</text:span> the data and results.</text:p>
        </text:list-item>
      </text:list>
      <text:p text:style-name="P9"/>
      <text:p text:style-name="P9">While most AQI use a combination of pollutants, this implementation is only using PM2.5 and/or PM10 to determine an index. So it is not a 100% correct.</text:p>
      <text:p text:style-name="P9"/>
      <text:p text:style-name="P9">I have used the <text:span text:style-name="T3">AQI definitions</text:span> from the USA, Europe, India, Canada and UK . <text:span text:style-name="T32">See chapter 3</text:span></text:p>
      <text:p text:style-name="P9"/>
      <text:p text:style-name="P9">An example has been created that takes the data input from an SPS30, but there should be no reason why this could not be another sensor. <text:span text:style-name="T55">The example is explained with more detail in chapter 5.</text:span></text:p>
      <text:p text:style-name="P9"/>
      <text:p text:style-name="P49">March 2019</text:p>
      <text:p text:style-name="P49"/>
      <text:p text:style-name="P49">Paul van Haastrecht</text:p>
      <text:p text:style-name="P49"><text:a xlink:type="simple" xlink:href="mailto:paulvha@hotmail.com" text:style-name="Internet_20_link" text:visited-style-name="Visited_20_Internet_20_Link">paulvha@hotmail.com</text:a></text:p>
      <text:p text:style-name="P9"/>
      <text:p text:style-name="P9"/>
      <text:h text:style-name="P104" text:outline-level="1"><text:bookmark-start text:name="__RefHeading___Toc144_1079797544"/>2. Hardware considerations<text:bookmark-end text:name="__RefHeading___Toc144_1079797544"/></text:h>
      <text:h text:style-name="P99" text:outline-level="2"><text:bookmark-start text:name="__RefHeading___Toc146_1079797544"/>2.1 Why ESP32 only ?<text:bookmark-end text:name="__RefHeading___Toc146_1079797544"/></text:h>
      <text:p text:style-name="P10">There are a number of reasons that I decided on ESP32. Not in order importance:</text:p>
      <text:list xml:id="list57257850" text:style-name="L2">
        <text:list-item>
          <text:p text:style-name="P77">I had one already.</text:p>
        </text:list-item>
        <text:list-item>
          <text:p text:style-name="P77">It is a flexible board with many connection possibilities.</text:p>
        </text:list-item>
        <text:list-item>
          <text:p text:style-name="P78">It is a cheap board.</text:p>
        </text:list-item>
        <text:list-item>
          <text:p text:style-name="P77">Wireless connection can easily be added.</text:p>
        </text:list-item>
        <text:list-item>
          <text:p text:style-name="P77">Large amount of memory to store all the variables.</text:p>
        </text:list-item>
        <text:list-item>
          <text:p text:style-name="P77">Does NOT reset when you <text:span text:style-name="T23">(re)</text:span>connect a serial monitor, like the Arduino’s do. One could <text:s/>make hardware changes <text:span text:style-name="T23">on an Arduino</text:span> (as can be found on the Internet), but I did not want to do that <text:span text:style-name="T56">on my Mega2560. (this library does not fit in the memory size of an UNO)</text:span></text:p>
        </text:list-item>
      </text:list>
      <text:p text:style-name="P10"/>
      <text:p text:style-name="P10">The last point is important in order to be able to read the statistics with a serial monitor. If it would reset all the time you loose the within-hour and within-day statistics from RAM. </text:p>
      <text:p text:style-name="P10"/>
      <text:h text:style-name="P99" text:outline-level="2"><text:bookmark-start text:name="__RefHeading___Toc148_1079797544"/>2.2 NVRAM usage<text:bookmark-end text:name="__RefHeading___Toc148_1079797544"/></text:h>
      <text:p text:style-name="P11"><text:span text:style-name="T23">Actually on the ESP32 the EEPROM–library is not using ESP32 SRAM, but the Serial flash memory. On an Sparkfun ESP32-thing this chip is a</text:span><text:span text:style-name="T25"> </text:span><text:span text:style-name="T24">W25Q32FV(32M-bit) Serial Flash memory </text:span><text:span text:style-name="T25">which can handle </text:span><text:span text:style-name="T26">m</text:span><text:span text:style-name="T25">ore than 100,000 erase/program cycles. </text:span><text:span text:style-name="T27">(from the datasheet)</text:span></text:p>
      <text:p text:style-name="P88"/>
      <text:p text:style-name="P12"><text:span text:style-name="T26">We would </text:span><text:span text:style-name="T28">reach</text:span><text:span text:style-name="T26"> 100,000 cycles after </text:span><text:span text:style-name="T27">6</text:span><text:span text:style-name="T26"> days if we would store within-hour and within-day in NVRAM:</text:span></text:p>
      <text:p text:style-name="P88"/>
      <text:p text:style-name="P88">sample every<text:tab/>5<text:tab/>seconds<text:tab/></text:p>
      <text:p text:style-name="P12"><text:span text:style-name="T29">P</text:span><text:span text:style-name="T26">er minute<text:tab/>12<text:tab/><text:tab/></text:span></text:p>
      <text:p text:style-name="P88">Per hour<text:tab/>720<text:tab/><text:tab/></text:p>
      <text:p text:style-name="P12"><text:span text:style-name="T26">Per day<text:tab/> <text:s text:c="12"/>17,280<text:tab/></text:span><text:span text:style-name="T27">100,000 / 17,280 = <text:s/></text:span><text:span text:style-name="T26">5,78703703703704</text:span></text:p>
      <text:p text:style-name="P88"/>
      <text:p text:style-name="P13"><text:span text:style-name="T27">Although it states “ more than”, <text:s/></text:span><text:span text:style-name="T24">I </text:span><text:span text:style-name="T27">do not want to push the limit and</text:span><text:span text:style-name="T24"> kept th</text:span><text:span text:style-name="T27">e</text:span><text:span text:style-name="T24">s</text:span><text:span text:style-name="T27">e statistics</text:span><text:span text:style-name="T24"> in RAM memory </text:span><text:span text:style-name="T27">to</text:span><text:span text:style-name="T24"> only store the </text:span><text:span text:style-name="T27">end-of-</text:span><text:span text:style-name="T24">day values in NVRAM. However in case you want to </text:span><text:span text:style-name="T28">retain</text:span><text:span text:style-name="T24"> the values captured during the current day </text:span><text:span text:style-name="T27">before reset or stop</text:span><text:span text:style-name="T24">, I have added a call ForceUpdate() to trigger an end-of-day cycle. </text:span></text:p>
      <text:p text:style-name="P12"><text:span text:style-name="T26"><text:s/></text:span><text:span text:style-name="T25"><text:s/></text:span></text:p>
      <text:p text:style-name="P12"><text:span text:style-name="T25">W</text:span><text:span text:style-name="T26">e store</text:span><text:span text:style-name="T23"> 47 bytes end of each day, which can be obtained with the call GetNv().</text:span></text:p>
      <text:p text:style-name="P12"/>
      <text:p text:style-name="P52">start address + 0 <text:s text:c="3"/>_region</text:p>
      <text:p text:style-name="P52">start address + 1 <text:s text:c="3"/>_25um total</text:p>
      <text:p text:style-name="P52">start address + 5 <text:s text:c="3"/>_10um total</text:p>
      <text:p text:style-name="P52">start address + 9 <text:s text:c="3"/>_25um_prev; <text:s text:c="12"/>// previous day value</text:p>
      <text:p text:style-name="P52">start address + 13 <text:s text:c="2"/>_10um_prev; <text:s text:c="11"/>// previous day</text:p>
      <text:p text:style-name="P52">start address + 17 <text:s text:c="2"/>_25um_max <text:s text:c="13"/>// previous day</text:p>
      <text:p text:style-name="P52">start address + 21 <text:s text:c="2"/>_10um_max <text:s text:c="13"/>// previous day</text:p>
      <text:p text:style-name="P52">start address + 25 <text:s text:c="2"/>_hrly_bnd_25um[5] <text:s/>// 2.5um hourly band count (EU)</text:p>
      <text:p text:style-name="P52">start address + 30 <text:s text:c="2"/>_hrly_bnd_10um[5] <text:s/>// 10um hourly band count (EU)</text:p>
      <text:p text:style-name="P52">start address + 35 <text:s text:c="2"/>_daily_bnd_25um[5] // 2.5um daily band count (EU)</text:p>
      <text:p text:style-name="P52">start address + 40 <text:s text:c="2"/>_daily_bnd_10um[5] // 10um daily band count (EU)</text:p>
      <text:p text:style-name="P52">start address + 45 <text:s text:c="2"/>_cnt</text:p>
      <text:p text:style-name="P52">start address + 47 <text:s text:c="3"/>END</text:p>
      <text:p text:style-name="P10"/>
      <text:h text:style-name="P103" text:outline-level="1"><text:bookmark-start text:name="__RefHeading___Toc150_1079797544"/><text:soft-page-break/><text:span text:style-name="T30">3</text:span>. R<text:span text:style-name="T4">egion Air Quality Index</text:span><text:bookmark-end text:name="__RefHeading___Toc150_1079797544"/></text:h>
      <text:p text:style-name="P14"/>
      <text:p text:style-name="P17">As indicated the foreword there are MANY different definitions for an air quality. <text:s/><text:span text:style-name="T1">They use different bands/ranges, different limits, different pollutants, different timing (hourly, daily or yearly), different….. different… Next to AQI in the different regions of the world (some have multiple Air Quality Index in the same region) there are also suppliers that have added to the confusion by creating their own definition.</text:span></text:p>
      <text:p text:style-name="P17"/>
      <text:p text:style-name="P2"><text:span text:style-name="T39">I have used </text:span><text:a xlink:type="simple" xlink:href="https://en.wikipedia.org/wiki/Air_quality_index" text:style-name="Internet_20_link" text:visited-style-name="Visited_20_Internet_20_Link"><text:span text:style-name="T39">https://en.wikipedia.org/wiki/Air_quality_index</text:span></text:a><text:span text:style-name="T39"> as a </text:span><text:span text:style-name="T40">start </text:span><text:span text:style-name="T39">source of data for the regions and not to re-invent. M</text:span><text:span text:style-name="T41">ost AQI use a combination of pollutants </text:span><text:span text:style-name="T39">and </text:span><text:span text:style-name="T41">this library is only using PM2.5 and/or PM10 to determine an index. So it is not a 100% correct.</text:span></text:p>
      <text:p text:style-name="P17"/>
      <text:p text:style-name="P87">An base-parameter is part of the GetAqi() call that determines which results to use: </text:p>
      <text:p text:style-name="P87"><text:s text:c="5"/>* <text:s/>YESTERDAY : use the PM2.5 and PM10 from previous day to compare</text:p>
      <text:p text:style-name="P87"><text:s text:c="5"/>* <text:s/>HISTORY <text:s text:c="6"/>: use the long term / multi-day PM2.5 and PM10 values to compare (default)</text:p>
      <text:h text:style-name="P99" text:outline-level="2"><text:bookmark-start text:name="__RefHeading___Toc152_1079797544"/><text:span text:style-name="T30">3</text:span>.1 USA<text:bookmark-end text:name="__RefHeading___Toc152_1079797544"/></text:h>
      <text:p text:style-name="P3"><text:span text:style-name="T42">It is based on the </text:span><text:span text:style-name="T39">The </text:span><text:a xlink:type="simple" xlink:href="https://en.wikipedia.org/wiki/United_States_Environmental_Protection_Agency" text:style-name="Internet_20_link" text:visited-style-name="Visited_20_Internet_20_Link"><text:span text:style-name="T39">United States Environmental Protection Agency</text:span></text:a><text:span text:style-name="T39"> (EPA) </text:span><text:span text:style-name="T42">which uses the worst of either PM2.5 or PM10 value.</text:span></text:p>
      <text:p text:style-name="P20"/>
      <text:h text:style-name="P99" text:outline-level="2"><text:bookmark-start text:name="__RefHeading___Toc154_1079797544"/><text:span text:style-name="T30">3</text:span>.2 Europe<text:bookmark-end text:name="__RefHeading___Toc154_1079797544"/></text:h>
      <text:p text:style-name="P17"><text:span text:style-name="T10">The official definition </text:span>Europe: </text:p>
      <text:p text:style-name="P17"/>
      <text:p text:style-name="P53">For PM10 there is an annual average limit value of 40 µg / m3 that may not be exceeded and there is a 24-hour average limit value of 50 µg / m3 that may not be exceeded more than 35 times a year. The annual limit value is rarely exceeded in the Netherlands. The 24-hour average limit value is mainly exceeded in the vicinity of livestock farms (calculations NSL, 2015)</text:p>
      <text:p text:style-name="P53"/>
      <text:p text:style-name="P53">The annual average limit value for PM2.5 is 25 µg / m3. This is already being met in the Netherlands. In addition, there are standards for (reducing) the average concentration at urban background locations.</text:p>
      <text:p text:style-name="P7"/>
      <text:p text:style-name="P21"><text:span text:style-name="T10">This is nearly useless for monitoring as you have to wait every time a year before analyzing results. <text:s/>Hence there was a project: </text:span>Comparing Urban Air Quality across Borders <text:span text:style-name="T10">(CiteairII)</text:span></text:p>
      <text:p text:style-name="P5"><text:span text:style-name="T39">( </text:span><text:a xlink:type="simple" xlink:href="https://www.airqualitynow.eu/download/CITEAIR-Comparing_Urban_Air_Quality_across_Borders.pdf" text:style-name="Internet_20_link" text:visited-style-name="Visited_20_Internet_20_Link"><text:span text:style-name="T39">https://www.airqualitynow.eu/download/CITEAIR-Comparing_Urban_Air_Quality_across_Borders.pdf</text:span></text:a><text:span text:style-name="T39">) </text:span><text:span text:style-name="T40">The document is also stored in extras-folder</text:span></text:p>
      <text:p text:style-name="P22"/>
      <text:p text:style-name="P18">CiteairII stated that having an air quality index that would be easy to present to the general public was a major motivation, leaving aside the more complex question of a health-based index, which would require, for example, effects of combined levels of different pollutants.</text:p>
      <text:p text:style-name="P16"/>
      <text:p text:style-name="P16">The main aim of the CAQI was to have an index that would encourage wide comparison across the EU, without replacing local indices. CiteairII stated that the "main goal of the CAQI is not to warn people for possible adverse health effects of poor air quality but to attract their attention to urban air pollution and its main source (traffic) and help them decrease their exposure.”</text:p>
      <text:p text:style-name="P16"/>
      <text:p text:style-name="P50"/>
      <text:p text:style-name="P16">While there is a difference between traffic and city background, it has no impact on the</text:p>
      <text:p text:style-name="P16">level of PM2.5 and PM10. <text:span text:style-name="T30">A</text:span> full definition takes also NO2, CO, O3, SO2 into account <text:span text:style-name="T30">(which we do not have) and t</text:span>he worst core pollutant determines the index.</text:p>
      <text:p text:style-name="P19"/>
      <text:p text:style-name="P23">Actually <text:span text:style-name="T32">in CiteairII </text:span>PM10 is the only core pollutant as there was not enough data <text:span text:style-name="T32">for</text:span> PM2.5. <text:span text:style-name="T11">If the region is set as </text:span><text:span text:style-name="T13">EUROPE1</text:span><text:span text:style-name="T11"> is set the PM10 value will be used, for </text:span><text:span text:style-name="T13">EUROPE2</text:span><text:span text:style-name="T11"> the PM2.5 value.</text:span></text:p>
      <text:p text:style-name="P16"/>
      <text:h text:style-name="P99" text:outline-level="2"><text:bookmark-start text:name="__RefHeading___Toc156_1079797544"/><text:span text:style-name="T31">3</text:span>.3 India<text:bookmark-end text:name="__RefHeading___Toc156_1079797544"/></text:h>
      <text:p text:style-name="P4"><text:span text:style-name="T43">The National Air Quality Index (AQI) was launched in </text:span><text:a xlink:type="simple" xlink:href="https://en.wikipedia.org/wiki/New_Delhi" text:style-name="Internet_20_link" text:visited-style-name="Visited_20_Internet_20_Link"><text:span text:style-name="T43">New Delhi</text:span></text:a><text:span text:style-name="T43"> on September 17, 2014. </text:span><text:span text:style-name="T39">The </text:span><text:a xlink:type="simple" xlink:href="https://en.wikipedia.org/wiki/Central_Pollution_Control_Board" text:style-name="Internet_20_link" text:visited-style-name="Visited_20_Internet_20_Link"><text:span text:style-name="T39">Central Pollution Control Board</text:span></text:a><text:span text:style-name="T39"> along with State Pollution Control Boards has been operating National Air Monitoring Program (NAMP) covering 240 cities of the country having more than 342 monitoring stations.</text:span></text:p>
      <text:p text:style-name="P16">There are six AQI categories, namely Good, Satisfactory, Moderately polluted, Poor, Very Poor, and Severe. The proposed AQI will consider eight pollutants (PM<text:span text:style-name="T17">10</text:span>, PM<text:span text:style-name="T17">2.5</text:span>, NO<text:span text:style-name="T17">2</text:span>, SO<text:span text:style-name="T17">2</text:span>, CO, O<text:span text:style-name="T17">3</text:span>, NH<text:span text:style-name="T17">3</text:span>, and Pb) for which short-term (up to 24-hourly averaging period) National Ambient Air Quality Standards are prescribed. <text:span text:style-name="T11">T</text:span>he worst of either PM2.5 or PM10 value <text:span text:style-name="T11">is used</text:span>.</text:p>
      <text:p text:style-name="P16"/>
      <text:h text:style-name="P99" text:outline-level="2"><text:bookmark-start text:name="__RefHeading___Toc158_1079797544"/><text:span text:style-name="T31">3</text:span>.<text:span text:style-name="T11">4</text:span> <text:span text:style-name="T11">UK</text:span><text:bookmark-end text:name="__RefHeading___Toc158_1079797544"/></text:h>
      <text:p text:style-name="P22">Long before <text:span text:style-name="T30">B</text:span>rexit the UK decided to be different than <text:span text:style-name="T30">continental </text:span>Europe. </text:p>
      <text:p text:style-name="P16">The most commonly used air quality index in the UK is the Daily Air Quality Index recommended</text:p>
      <text:p text:style-name="P16">by the Committee on Medical Effects of Air Pollutants (COMEAP).[31] This index has ten points,</text:p>
      <text:p text:style-name="P16">which are further grouped into 4 bands: low, moderate, high and very high. Each of the bands</text:p>
      <text:p text:style-name="P16">comes with advice for at-risk groups and the general population.</text:p>
      <text:p text:style-name="P16"/>
      <text:p text:style-name="P16">The worst pollutant determines <text:span text:style-name="T18">one of the 10 </text:span>index.</text:p>
      <text:p text:style-name="P16"/>
      <text:h text:style-name="P99" text:outline-level="2"><text:bookmark-start text:name="__RefHeading___Toc160_1079797544"/><text:span text:style-name="T31">3</text:span>.5 Canada<text:bookmark-end text:name="__RefHeading___Toc160_1079797544"/></text:h>
      <text:p text:style-name="P24">Has multiple approaches that differ per province: :</text:p>
      <text:list xml:id="list701679781" text:style-name="L3">
        <text:list-item>
          <text:p text:style-name="P89"><text:span text:style-name="T39">Air quality or (</text:span><text:span text:style-name="T44">AQI</text:span><text:span text:style-name="T39">) has historically been reported </text:span><text:span text:style-name="T48">based on </text:span><text:span text:style-name="T39"><text:s/>the </text:span><text:a xlink:type="simple" xlink:href="https://en.wikipedia.org/wiki/Air_quality_index#United_States" text:style-name="Internet_20_link" text:visited-style-name="Visited_20_Internet_20_Link"><text:span text:style-name="T39">USA's Air Quality Index</text:span></text:a></text:p>
        </text:list-item>
        <text:list-item>
          <text:p text:style-name="P90"><text:span text:style-name="T39">The </text:span><text:a xlink:type="simple" xlink:href="https://en.wikipedia.org/wiki/Air_Quality_Health_Index_(Canada)" text:style-name="Internet_20_link" text:visited-style-name="Visited_20_Internet_20_Link"><text:span text:style-name="T39">Air Quality Health Index</text:span></text:a><text:span text:style-name="T39"> or (</text:span><text:span text:style-name="T44">AQHI</text:span><text:span text:style-name="T39">).</text:span></text:p>
        </text:list-item>
        <text:list-item>
          <text:p text:style-name="P79">Alberta has modified AQHI reporting to better suit the needs of the Province. Because of Alberta's energy based economy other pollutants are also considered when reporting the AQHI. <text:span text:style-name="T55">Alerta</text:span> has not been implemented <text:span text:style-name="T19">in this library.</text:span></text:p>
        </text:list-item>
      </text:list>
      <text:p text:style-name="P25"/>
      <text:p text:style-name="P26">Some look at AQHI is a more leading indicator, as takes forecast and looks to health impact. AQI is <text:span text:style-name="T55">seems to be </text:span>more driven by the PM2.5 and AQHI is more driven by NO2.</text:p>
      <text:p text:style-name="P26"/>
      <text:p text:style-name="P26">The AQI and AQHI use a <text:span text:style-name="T31">larger </text:span>number of pollutants, <text:span text:style-name="T31">but w</text:span>e only use on the PM2.5 values to determine the index.</text:p>
      <text:p text:style-name="P26"/>
      <text:p text:style-name="P27">The AQI has clear PM2.5 definitions and is used with <text:span text:style-name="T12">CANADA1</text:span> region.</text:p>
      <text:p text:style-name="P27"/>
      <text:p text:style-name="P51"/>
      <text:p text:style-name="P27"><text:span text:style-name="T12">CANADA2</text:span> based on AQHI <text:span text:style-name="T31">is</text:span> much more challenging: </text:p>
      <text:p text:style-name="P27"/>
      <text:p text:style-name="P54">First, the average concentration of the 3 substances (O3, NO2, PM2.5) is calculated at each station within a community for the 3 preceding hours. W<text:span text:style-name="T58">e</text:span> <text:span text:style-name="T58">use the</text:span> <text:span text:style-name="T58">average</text:span> PM2.5 <text:span text:style-name="T58">value.</text:span></text:p>
      <text:p text:style-name="P54"><text:s/></text:p>
      <text:p text:style-name="P91">Second, the 3 hour "community average" for each parameter is calculated from the 3 hour substance averages at the available stations. If no stations are available for a parameter, that parameter is set to "Not Available". This part of the process results in 3 community parameter averages. W<text:span text:style-name="T58">e</text:span> <text:span text:style-name="T58">use </text:span>"Not Available" <text:span text:style-name="T58">and the</text:span> <text:span text:style-name="T58">average</text:span> PM2.5 <text:span text:style-name="T58">value.</text:span></text:p>
      <text:p text:style-name="P54"/>
      <text:p text:style-name="P54">Third, if all three community parameter averages are available, a community AQHI is calculated. The formula is: AQHI = (1000/10.4) * ((e^(0.000537*O3) - 1) + (e^(0.000871*NO2) - 1) + (e^(0.000487*PM2.5) -1))</text:p>
      <text:p text:style-name="P54">The result is then rounded to the nearest positive integer; a calculation less than 0.5 is rounded up to 1.</text:p>
      <text:p text:style-name="P27"/>
      <text:p text:style-name="P27"><text:span text:style-name="T49">Simplifying</text:span> the above AQHI formula using Taylor series approximation as follows:</text:p>
      <text:p text:style-name="P27"/>
      <text:p text:style-name="P27"><text:s/>AQHI <text:s text:c="4"/>~ 10/10.4*100*{(1+0.000871*NO2)-1 +(1+0.000537*O3)-1 + (1+0.000487*PM2.5)–1}</text:p>
      <text:p text:style-name="P27"><text:s text:c="10"/>= 0.084 * NO2 + 0.052 * O3 + 0.047 * PM2.5</text:p>
      <text:p text:style-name="P27"/>
      <text:p text:style-name="P27"><text:s/>The impact of PM25 is 25.68%</text:p>
      <text:p text:style-name="P27"/>
      <text:p text:style-name="P6"><text:span text:style-name="T39">This relation is </text:span><text:span text:style-name="T45">nearly the same as </text:span><text:span text:style-name="T39">in document </text:span><text:a xlink:type="simple" xlink:href="https://www.publichealthontario.ca/-/media/documents/air-quality-health-index.pdf?la=en" text:style-name="Internet_20_link" text:visited-style-name="Visited_20_Internet_20_Link"><text:span text:style-name="T39">https://www.publichealthontario.ca/-/media/documents/air-quality-health-index.pdf?la=en</text:span></text:a><text:span text:style-name="T39">,where also a relation is seen of 0.6 between AQHI and PM2.5. </text:span><text:span text:style-name="T45">This document is also in extra-folder.</text:span></text:p>
      <text:p text:style-name="P27"><text:s/></text:p>
      <text:p text:style-name="P27"><text:span text:style-name="T19">This library is using</text:span> : AQHI = (1000/10.4) * ((e^(0.000487*PM2.5 * 0.6) -1) / 0.2568)</text:p>
      <text:p text:style-name="P28"><text:span text:style-name="T21">Using this formula, </text:span>the relationship in the aforementioned document<text:span text:style-name="T21"> and </text:span>the bands of AQI and AQHI, <text:s/>is very close:</text:p>
      <text:p text:style-name="P27"><text:s/><text:tab/>very good/ good <text:s/>&lt;=&gt; <text:s/>low quality = 83% <text:s/>(document 97%)</text:p>
      <text:p text:style-name="P27"><text:s/><text:tab/>moderate <text:s text:c="12"/>&lt;=&gt; <text:s/>moderate <text:span text:style-name="T52">quality</text:span> = 83% <text:s/>(document 79%)</text:p>
      <text:p text:style-name="P27"><text:s/><text:tab/>poor/high <text:s text:c="11"/>&lt;=&gt; <text:s/>high <text:span text:style-name="T52">quality</text:span> = 90% (document 90%)</text:p>
      <text:p text:style-name="P29"/>
      <text:h text:style-name="Heading_20_2" text:outline-level="2"><text:bookmark-start text:name="__RefHeading___Toc249_1079797544"/>3.6 Adding <text:span text:style-name="T53">a </text:span>region<text:bookmark-end text:name="__RefHeading___Toc249_1079797544"/></text:h>
      <text:p text:style-name="P32"/>
      <text:p text:style-name="P34">Other <text:span text:style-name="T20">regions</text:span> <text:span text:style-name="T20">can</text:span> be added by changes in:</text:p>
      <text:p text:style-name="P34"/>
      <text:p text:style-name="P34">air_<text:span text:style-name="T20">region.h:<text:tab/>region_t, regions and added a ‘ struct AQI_area’ for the region.</text:span></text:p>
      <text:p text:style-name="P35">Aqi.cpp:<text:tab/>adding in GetAqi() around line 754 <text:span text:style-name="T52">the calculations</text:span></text:p>
      <text:p text:style-name="P35">keyword.txt:<text:tab/>adding in Constants (LITERAL1)</text:p>
      <text:p text:style-name="P35"/>
      <text:h text:style-name="P106" text:outline-level="1"><text:bookmark-start text:name="__RefHeading___Toc162_1079797544"/><text:span text:style-name="T22">4. </text:span>Overview of <text:span text:style-name="T32">library </text:span>functions<text:bookmark-end text:name="__RefHeading___Toc162_1079797544"/></text:h>
      <text:h text:style-name="P100" text:outline-level="2"><text:bookmark-start text:name="__RefHeading___Toc164_1079797544"/><text:span text:style-name="T31">4</text:span>.1 <text:span text:style-name="T51">S</text:span>etup<text:bookmark-end text:name="__RefHeading___Toc164_1079797544"/></text:h>
      <text:h text:style-name="P108" text:outline-level="3"><text:bookmark-start text:name="__RefHeading___Toc166_1079797544"/><text:span text:style-name="T31">4.1.1 </text:span>void SetRegion(region_t region)<text:bookmark-end text:name="__RefHeading___Toc166_1079797544"/></text:h>
      <text:p text:style-name="P36">You have to set the region to use for Air Quality Index calculation. </text:p>
      <text:p text:style-name="P36"/>
      <text:p text:style-name="P36">The following regions are available :</text:p>
      <text:p text:style-name="P36">USA <text:tab/><text:tab/>based on the EPA definition.</text:p>
      <text:p text:style-name="P36">EUROPE1<text:tab/>based on CiteairII using PM10</text:p>
      <text:p text:style-name="P36">EUROPE2<text:tab/>based on CiteairII using PM2.5</text:p>
      <text:p text:style-name="P36">UK<text:tab/><text:tab/>based on Daily Air Quality Index</text:p>
      <text:p text:style-name="P36">INDIA<text:tab/><text:tab/>National Ambient Air Quality Standards</text:p>
      <text:p text:style-name="P36">CANADA1<text:tab/>based on AQI</text:p>
      <text:p text:style-name="P36">CANADA2<text:tab/>based on AQHI</text:p>
      <text:p text:style-name="P36"/>
      <text:p text:style-name="P36">See chapter <text:span text:style-name="T31">3 </text:span>around region AQI.</text:p>
      <text:h text:style-name="P108" text:outline-level="3"><text:bookmark-start text:name="__RefHeading___Toc168_1079797544"/><text:span text:style-name="T31">4</text:span>.1.2 <text:s/>bool SetHour(uint8_t hour)<text:bookmark-end text:name="__RefHeading___Toc168_1079797544"/></text:h>
      <text:p text:style-name="P37">The values are captured by 24 hours and in order to align this around the start of day, you can set an offset <text:span text:style-name="T31">for the current day</text:span>. Assume that it is now 2.00PM, you would need 10 more hours before end of day. Calling SetHour(14) will add an offset of 14 hours to the hours count for the current day. The hour value can be 23 maximum <text:span text:style-name="T8">and is cleared after the current day.</text:span> <text:span text:style-name="T6">Values stored so far within-day are lost.</text:span></text:p>
      <text:p text:style-name="P40"/>
      <text:p text:style-name="P40">Will return :</text:p>
      <text:p text:style-name="P15"><text:tab/>true <text:s text:c="2"/>: <text:span text:style-name="T58">successfully</text:span> completed</text:p>
      <text:p text:style-name="P15"><text:tab/>false <text:s/>: <text:span text:style-name="T6">hours value is too high or too low. No changed</text:span></text:p>
      <text:p text:style-name="P15"/>
      <text:h text:style-name="P100" text:outline-level="2"><text:bookmark-start text:name="__RefHeading___Toc170_1079797544"/><text:span text:style-name="T31">4</text:span>.2 <text:s/>Running<text:bookmark-end text:name="__RefHeading___Toc170_1079797544"/></text:h>
      <text:h text:style-name="P108" text:outline-level="3"><text:bookmark-start text:name="__RefHeading___Toc172_1079797544"/><text:span text:style-name="T31">4.2.1 </text:span>void Capture(float um25, float um10)<text:bookmark-end text:name="__RefHeading___Toc172_1079797544"/></text:h>
      <text:p text:style-name="P30">With this routine you provide the PM2.5 and PM10 to the library. If either of them is zero, they are <text:span text:style-name="T52">discarded</text:span> and NOT added to the within-hour results. You can provide multiple values within an hour as there is a 16 bit counter that keeps track. The sample<text:span text:style-name="T31">d</text:span> values are added to a single total for PM2.5 and PM10. Typically a 5 seconds interval does the job. </text:p>
      <text:p text:style-name="P30"/>
      <text:p text:style-name="P30">As an hour has passed (360000 seconds) the average values for the passed hour are calculated. These values are added into a daily total. For EUROPE (which has <text:span text:style-name="T31">limits</text:span> hourly values) a check is done after each hour. <text:s/>BOTH within-hour and within-day values are stored in RAM <text:span text:style-name="T8">and can be read with ReadRam(4.3.1)</text:span></text:p>
      <text:p text:style-name="P30"/>
      <text:p text:style-name="P30">As a day has passed (24 hour count) the average values for the passed day are calculated. These values are added to total <text:span text:style-name="T31">read from NVRAM. The different values combined and stored in NVRAM. In case of power-loss or reset these values are save. They can be read with <text:s/>GetNv(4.3.2)</text:span></text:p>
      <text:p text:style-name="P42"/>
      <text:h text:style-name="P100" text:outline-level="2"><text:bookmark-start text:name="__RefHeading___Toc174_1079797544"/><text:soft-page-break/><text:span text:style-name="T31">4</text:span>.3 <text:span text:style-name="T6">C</text:span>hecking results<text:bookmark-end text:name="__RefHeading___Toc174_1079797544"/></text:h>
      <text:h text:style-name="P108" text:outline-level="3"><text:bookmark-start text:name="__RefHeading___Toc176_1079797544"/><text:span text:style-name="T31">4</text:span>.3.1 void ReadRam( struct AQI_stats *r)<text:bookmark-end text:name="__RefHeading___Toc176_1079797544"/></text:h>
      <text:p text:style-name="P37">The within-hour and within-days are stored in RAM and can be obtained with this call. The AQI_stats structure can be found in Appendix A.</text:p>
      <text:p text:style-name="P37"/>
      <text:h text:style-name="P108" text:outline-level="3"><text:bookmark-start text:name="__RefHeading___Toc178_1079797544"/><text:span text:style-name="T31">4</text:span>.3.2 void GetNv(struct AQI_NVRAM *r)<text:bookmark-end text:name="__RefHeading___Toc178_1079797544"/></text:h>
      <text:p text:style-name="P15">The after-day values are stored in NVRAM, so they are retained after a system reset or power-loss,</text:p>
      <text:p text:style-name="P15">and can be obtained with this call. <text:span text:style-name="T5">The AQI_ </text:span>NVRAM<text:span text:style-name="T5"> structure can be found in Appendix </text:span>B<text:span text:style-name="T5">.</text:span></text:p>
      <text:p text:style-name="P15"/>
      <text:h text:style-name="P108" text:outline-level="3"><text:bookmark-start text:name="__RefHeading___Toc180_1079797544"/><text:span text:style-name="T31">4.3.3</text:span> bool GetAqi(struct AQI_info *r, <text:span text:style-name="T57">bool base</text:span>)<text:bookmark-end text:name="__RefHeading___Toc180_1079797544"/></text:h>
      <text:p text:style-name="P81">With this call the Air Quality Index is calculated based after-day results in the NVRAM and the region selected. <text:span text:style-name="T5">The AQI_ info structure can be found in Appendix </text:span>C<text:span text:style-name="T5">. </text:span></text:p>
      <text:p text:style-name="P81"/>
      <text:p text:style-name="P81">You can select a different region (with SetRegion(<text:span text:style-name="T31">4.1.1</text:span>)) before this call to switch between areas.</text:p>
      <text:p text:style-name="P84"/>
      <text:p text:style-name="P84">The ‘base’ can be set <text:s/>to </text:p>
      <text:p text:style-name="P84"><text:tab/>YESTERDAY : will use the PM25 and PM10 from previous day to compare</text:p>
      <text:p text:style-name="P84"><text:s/><text:tab/>HISTORY : will use the long term PM25 and PM10 values to compare (default)</text:p>
      <text:p text:style-name="P40"/>
      <text:p text:style-name="P40">Will return :</text:p>
      <text:p text:style-name="P15"><text:tab/>true <text:s text:c="2"/>: <text:span text:style-name="T49">successfully</text:span> completed</text:p>
      <text:p text:style-name="P15"><text:tab/>false <text:s/>: no values stored (yet) or no region : no reporting possible</text:p>
      <text:p text:style-name="P15"/>
      <text:h text:style-name="P108" text:outline-level="3"><text:bookmark-start text:name="__RefHeading___Toc182_1079797544"/><text:span text:style-name="T31">4</text:span>.3.4 uint8_t GetHour()<text:bookmark-end text:name="__RefHeading___Toc182_1079797544"/></text:h>
      <text:p text:style-name="P40">This call will return the current hour being captured during the current day. It is based on the number of full hours captured + the offset (set <text:span text:style-name="T8">with</text:span> SetHour(<text:span text:style-name="T31">4.1.2</text:span>))</text:p>
      <text:p text:style-name="P40"/>
      <text:h text:style-name="P101" text:outline-level="2"/>
      <text:h text:style-name="P102" text:outline-level="2"><text:bookmark-start text:name="__RefHeading___Toc184_1079797544"/><text:span text:style-name="T31">4</text:span>.4 <text:span text:style-name="T7">Special routines</text:span><text:bookmark-end text:name="__RefHeading___Toc184_1079797544"/></text:h>
      <text:h text:style-name="P108" text:outline-level="3"><text:bookmark-start text:name="__RefHeading___Toc186_1079797544"/><text:span text:style-name="T31">4</text:span>.4.1 bool ForceUpdate()<text:bookmark-end text:name="__RefHeading___Toc186_1079797544"/></text:h>
      <text:p text:style-name="P43">This will force an end-of-day <text:span text:style-name="T31">cycle</text:span> to be executed causing current the within-day information in RAM to be added to the NVRAM. This can be used before shutting down a system <text:span text:style-name="T31">when</text:span> you do not want the current day information to be lost. It will only happen if at least ONE full hour has been captured in the current day.</text:p>
      <text:p text:style-name="P43"/>
      <text:p text:style-name="P40">Will return :</text:p>
      <text:p text:style-name="P15"><text:tab/>true <text:s text:c="2"/>: <text:span text:style-name="T49">successfully</text:span> completed</text:p>
      <text:p text:style-name="P15"><text:tab/>false <text:s/>: no <text:span text:style-name="T8">full hour capture captured yet during current day.</text:span></text:p>
      <text:h text:style-name="P108" text:outline-level="3"><text:bookmark-start text:name="__RefHeading___Toc188_1079797544"/><text:span text:style-name="T31">4</text:span>.4.2 void SetStats(struct AQI_NVRAM *nv)<text:bookmark-end text:name="__RefHeading___Toc188_1079797544"/></text:h>
      <text:p text:style-name="P44">This can be used to update the data captured sofar in NVRAM. <text:span text:style-name="T5">The AQI_ NVRAM structure can be found in Appendix B.</text:span></text:p>
      <text:p text:style-name="P44"/>
      <text:p text:style-name="P44">*** <text:span text:style-name="T9">This should only be done as exception in case the data is wrong due to whatever reasons. </text:span>***</text:p>
      <text:p text:style-name="P44">The approach would be to first perform a <text:s/>GetNv(<text:span text:style-name="T31">4</text:span>.3.2), then change the values you want to change and then pe<text:span text:style-name="T49">r</text:span>form a SetStats.</text:p>
      <text:p text:style-name="P44"/>
      <text:p text:style-name="P44">If you want to <text:span text:style-name="T12">erase the stored AQI NVRAM data</text:span>, perform a call SetSats(NULL).</text:p>
      <text:p text:style-name="P44"/>
      <text:h text:style-name="P104" text:outline-level="1"><text:bookmark-start text:name="__RefHeading___Toc190_1079797544"/>5. Example overview<text:bookmark-end text:name="__RefHeading___Toc190_1079797544"/></text:h>
      <text:p text:style-name="P45"/>
      <text:p text:style-name="P45">In the example we capture the PM2.5 and PM10 information with an SPS30. <text:span text:style-name="T32">The hardware connection and definitions are described in the sketch. </text:span></text:p>
      <text:p text:style-name="P45"/>
      <text:h text:style-name="P99" text:outline-level="2"><text:bookmark-start text:name="__RefHeading___Toc208_1079797544"/>5.1 SPS30 specific<text:bookmark-end text:name="__RefHeading___Toc208_1079797544"/></text:h>
      <text:h text:style-name="P107" text:outline-level="3"><text:bookmark-start text:name="__RefHeading___Toc210_1079797544"/>5.1.1 definitions<text:bookmark-end text:name="__RefHeading___Toc210_1079797544"/></text:h>
      <text:p text:style-name="P46">#define SP30_COMMS SERIALPORT1</text:p>
      <text:p text:style-name="P46">#define TX_PIN 26</text:p>
      <text:p text:style-name="P46">#define RX_PIN 25</text:p>
      <text:p text:style-name="P46">#define DEBUG 0</text:p>
      <text:p text:style-name="P46"/>
      <text:h text:style-name="P107" text:outline-level="3"><text:bookmark-start text:name="__RefHeading___Toc212_1079797544"/>5.1.2 routines<text:bookmark-end text:name="__RefHeading___Toc212_1079797544"/></text:h>
      <text:p text:style-name="P33">void ErrtoMess(char *mess, uint8_t r)</text:p>
      <text:p text:style-name="P48">Will translate an SPS30 error-code to error-message.</text:p>
      <text:p text:style-name="P48"/>
      <text:p text:style-name="P33">void GetDeviceInfo()</text:p>
      <text:p text:style-name="P48">Will try to obtain the SPS30 serial number, product name and article code.</text:p>
      <text:p text:style-name="P55"/>
      <text:p text:style-name="P56">bool read_all()</text:p>
      <text:p text:style-name="P55">Will try to read data from the SPS30 and store in nvram. It will also display if requested. </text:p>
      <text:p text:style-name="P57"/>
      <text:h text:style-name="P99" text:outline-level="2"><text:bookmark-start text:name="__RefHeading___Toc214_1079797544"/>5.2 AQI library specific<text:bookmark-end text:name="__RefHeading___Toc214_1079797544"/></text:h>
      <text:h text:style-name="P107" text:outline-level="3"><text:bookmark-start text:name="__RefHeading___Toc216_1079797544"/>5.<text:span text:style-name="T33">2</text:span>.1 definitions<text:bookmark-end text:name="__RefHeading___Toc216_1079797544"/></text:h>
      <text:p text:style-name="P47">#define VERSION "1.0"</text:p>
      <text:p text:style-name="P47">#define KEYB_BUF 10</text:p>
      <text:p text:style-name="P46"/>
      <text:h text:style-name="P109" text:outline-level="3"><text:bookmark-start text:name="__RefHeading___Toc218_1079797544"/>5.2.2 routines<text:bookmark-end text:name="__RefHeading___Toc218_1079797544"/></text:h>
      <text:p text:style-name="P59">void read_nvram()</text:p>
      <text:p text:style-name="P64">will read and display the NVRAM values</text:p>
      <text:p text:style-name="P64"/>
      <text:p text:style-name="P61">void write_<text:span text:style-name="T33">nvram</text:span>()</text:p>
      <text:p text:style-name="P64">will read the nvram, and interactive ask for updates to make. After that it will update nvram with the new values. </text:p>
      <text:p text:style-name="P64"/>
      <text:p text:style-name="P66"><text:span text:style-name="T12">void clear_</text:span><text:span text:style-name="T14">nvram</text:span><text:span text:style-name="T12">()</text:span></text:p>
      <text:p text:style-name="P64">Will <text:span text:style-name="T34">ask for confirmation and then </text:span>reset the NVRAM values to zero.</text:p>
      <text:p text:style-name="P64"/>
      <text:p text:style-name="P60">void write_region()</text:p>
      <text:p text:style-name="P67">Will ask to make a selection of the available regions and update the library.</text:p>
      <text:p text:style-name="P61"/>
      <text:p text:style-name="P98">void force_upd()</text:p>
      <text:p text:style-name="P65">Will <text:span text:style-name="T34">ask for confirmation and then instruct the library to make an end-of-day cycle to combine the current daily values in RAM with the NVRAM values</text:span>.</text:p>
      <text:p text:style-name="P65"/>
      <text:p text:style-name="P61">void read_Ram()</text:p>
      <text:p text:style-name="P67">Will read and display the within-hour and within-day statistics stored in RAM.</text:p>
      <text:p text:style-name="P67"/>
      <text:p text:style-name="P61">void set_current_hour()</text:p>
      <text:p text:style-name="P67">will ask for the hour offset to set and update the library</text:p>
      <text:p text:style-name="P67"/>
      <text:p text:style-name="P61">void get_current_hour()</text:p>
      <text:p text:style-name="P67">will read and display the current hour or the current day being captured</text:p>
      <text:p text:style-name="P67"/>
      <text:p text:style-name="P61">void read_aqi()</text:p>
      <text:p text:style-name="P67">Will read and display air quality information as calculated by the library dependin<text:span text:style-name="T59">g</text:span> on the selected region</text:p>
      <text:p text:style-name="P67"/>
      <text:p text:style-name="P61">void disp_region(uint8_t <text:span text:style-name="T34">region</text:span>)</text:p>
      <text:p text:style-name="P67">Will display the name of the region.</text:p>
      <text:p text:style-name="P67"/>
      <text:p text:style-name="P61">void disp_bnd_europe(void *n, bool hour)</text:p>
      <text:p text:style-name="P68">Will display the detailed hourly and/or daily band-count information for Europe. The library will hold a count for each <text:span text:style-name="T49">pollution</text:span> band by hour and day. <text:span text:style-name="T35">With Read_Ram() it will show the hourly count in the current day, with read_nvram() it will show the hourly count of the previous day and the daily statistics so far. </text:span></text:p>
      <text:p text:style-name="P68"/>
      <text:h text:style-name="P99" text:outline-level="2"><text:bookmark-start text:name="__RefHeading___Toc220_1079797544"/>5.<text:span text:style-name="T35">3</text:span> <text:span text:style-name="T35">General supporting routines</text:span><text:bookmark-end text:name="__RefHeading___Toc220_1079797544"/></text:h>
      <text:p text:style-name="P68"/>
      <text:p text:style-name="P62">void serialTrigger(char * mess)</text:p>
      <text:p text:style-name="P69">Will display a message and wait for enter from the serial monitor</text:p>
      <text:p text:style-name="P69"/>
      <text:p text:style-name="P62">uint8_t keyboard_inp(char * mess)</text:p>
      <text:p text:style-name="P69">Will display a message once and wait for keyboard input. It will store the keyboard input in keyb- <text:span text:style-name="T49">buffer</text:span> (with a maximum of <text:span text:style-name="T32">KEYB_BUF </text:span>characters) terminate with 0x0 when that maximum is reached or carriage return or newline is received.</text:p>
      <text:p text:style-name="P69"/>
      <text:p text:style-name="P62">void disp_help()</text:p>
      <text:p text:style-name="P69">Will display help information.</text:p>
      <text:p text:style-name="P69"/>
      <text:p text:style-name="P62">void Errorloop(char *mess, uint8_t r)</text:p>
      <text:p text:style-name="P68"><text:span text:style-name="T35">will display an error message and loop forever. If ‘r’ is none zero it will call te SPS30 : <text:s/></text:span><text:span text:style-name="T14">ErrtoMess</text:span><text:span text:style-name="T15">() </text:span><text:span text:style-name="T36">as part of the message</text:span></text:p>
      <text:p text:style-name="P93"/>
      <text:p text:style-name="P62">void print_column(char *mess, uint8_t width)</text:p>
      <text:p text:style-name="P69">Display a message and add space to the requested width</text:p>
      <text:p text:style-name="P69"/>
      <text:p text:style-name="P62">void print_aligned(double val, signed char width, unsigned char prec, uint8_t w)</text:p>
      <text:p text:style-name="P69">Translate a value to the ‘width’ number of characters, with ‘prec’ number behind the decimal point and add spaces to the requested ‘w’.</text:p>
      <text:p text:style-name="P69"><text:soft-page-break/></text:p>
      <text:p text:style-name="P62">uint8_t yes_or_no()</text:p>
      <text:p text:style-name="P69">Ask for yes, or no or cancel input from serial monitor, will return 0 = no, 1 = yes, 2 = cancel</text:p>
      <text:p text:style-name="P62"/>
      <text:p text:style-name="P62">uint8_t get_new_number()</text:p>
      <text:p text:style-name="P70">Will <text:span text:style-name="T37">for call yes_or_no() and if that answer was yes, it will </text:span>ask for a number input from the serial monitor. It will perform a check <text:span text:style-name="T37">that the input is a valid number. W</text:span>ill return 0 = no <text:span text:style-name="T37">valid number </text:span>, 1 = <text:span text:style-name="T37">valid number, </text:span><text:s/>2 = cancel</text:p>
      <text:p text:style-name="P70"/>
      <text:h text:style-name="Heading_20_2" text:outline-level="2"><text:bookmark-start text:name="__RefHeading___Toc227_1079797544"/>5.4 <text:span text:style-name="T49">walk-through</text:span><text:bookmark-end text:name="__RefHeading___Toc227_1079797544"/></text:h>
      <text:h text:style-name="Heading_20_3" text:outline-level="3"><text:bookmark-start text:name="__RefHeading___Toc229_1079797544"/>5.4.1 initialize / setup<text:bookmark-end text:name="__RefHeading___Toc229_1079797544"/></text:h>
      <text:p text:style-name="P71">A user normally only has to change <text:span text:style-name="T38">some of </text:span>the configuration parameters and compile.</text:p>
      <text:p text:style-name="P71"/>
      <text:p text:style-name="P71">As part of the setup(), we first display a message and wait for serial monitor. If you want to have the sketch start right after reboot, comment the line out. We then create working space for nvram with the EEPROM-library (which is included as part of #include &lt;aqi.h&gt;). We use the standard name and set the size to AQISIZE <text:s/>(defined in aiq.h)</text:p>
      <text:p text:style-name="P71"/>
      <text:p text:style-name="P63">if (!EEPROM.begin(AQISIZE)) Errorloop("failed to initialise NVRAM", 0);</text:p>
      <text:p text:style-name="P71"/>
      <text:p text:style-name="P58"><text:span text:style-name="T39">As next steps a number of </text:span><text:span text:style-name="T47">initialization</text:span><text:span text:style-name="T39"> routines are performed for the SPS30. We skip </text:span><text:span text:style-name="T46">explaining </text:span><text:span text:style-name="T39">those </text:span><text:span text:style-name="T48">here</text:span><text:span text:style-name="T39">, but in case you are interested please check on </text:span><text:a xlink:type="simple" xlink:href="https://github.com/paulvha/sps30" text:style-name="Internet_20_link" text:visited-style-name="Visited_20_Internet_20_Link"><text:span text:style-name="T39">https://github.com/paulvha/sps30</text:span></text:a></text:p>
      <text:p text:style-name="P71"/>
      <text:p text:style-name="P71">The last call in setup is disp_help(), to display help text on the serial monitor.:</text:p>
      <text:p text:style-name="P71"/>
      <text:p text:style-name="P71">*************** HELP **************** Version :1.0</text:p>
      <text:p text:style-name="P71">region <text:tab/> : update region code</text:p>
      <text:p text:style-name="P71">base <text:s text:c="5"/>: toggle PM2.5 / PM10 value to use. currently from HISTORY</text:p>
      <text:p text:style-name="P71">aqi <text:s text:c="7"/>: obtain <text:bookmark-start text:name="__DdeLink__224_1079797544"/><text:span text:style-name="T38">air quality </text:span><text:bookmark-end text:name="__DdeLink__224_1079797544"/>based region code</text:p>
      <text:p text:style-name="P71">gethour : get the current hour being captured</text:p>
      <text:p text:style-name="P71">sethour : set the current hour of current day</text:p>
      <text:p text:style-name="P71">nvram <text:s text:c="2"/>: read after-day NVRAM values</text:p>
      <text:p text:style-name="P71">ram <text:s text:c="6"/>: read during-hour &amp; during-day volatile RAM values</text:p>
      <text:p text:style-name="P71">show <text:s text:c="4"/>: toggle display measured values</text:p>
      <text:p text:style-name="P71">clear <text:s text:c="5"/>: clear NVRAM values</text:p>
      <text:p text:style-name="P71"><text:bookmark-start text:name="__DdeLink__222_1079797544"/><text:span text:style-name="T38">update</text:span><text:bookmark-end text:name="__DdeLink__222_1079797544"/> <text:s text:c="2"/>: update NVRAM values</text:p>
      <text:p text:style-name="P71">force <text:s text:c="4"/>: force adding current day statistics to NVRAM</text:p>
      <text:p text:style-name="P71">************************************</text:p>
      <text:p text:style-name="P71"/>
      <text:p text:style-name="P71">Enter your command (? for help) </text:p>
      <text:p text:style-name="P71"/>
      <text:p text:style-name="P74"/>
      <text:h text:style-name="Heading_20_3" text:outline-level="3"><text:bookmark-start text:name="__RefHeading___Toc231_1079797544"/>5.4.2 <text:span text:style-name="T50">main </text:span>loop<text:bookmark-end text:name="__RefHeading___Toc231_1079797544"/></text:h>
      <text:p text:style-name="P72">The continues loop is checking the keyboard for completed input and then perform the requested action. If no input <text:span text:style-name="T38">is received </text:span>it will delay for 500ms. If it has delayed for than 10 times, it will check for input from the SPS30. </text:p>
      <text:p text:style-name="P72"/>
      <text:p text:style-name="P72">Thus a <text:span text:style-name="T12">minimum</text:span> delay is 500ms x 10 = 5 seconds. <text:span text:style-name="T38">The total delay is of course longer when any of the actions are performed. Especially in the case of ‘update NVRAM’ this can have an impact and as such warning will be displayed in that routine.</text:span></text:p>
      <text:p text:style-name="P72"/>
      <text:p text:style-name="P73">‘<text:span text:style-name="T12">show</text:span>’ does not call a routine. It toggles ‘show_measurements’ between ‘false’ and ‘true’ <text:s/>and this is used as part of the read_all() routine.</text:p>
      <text:p text:style-name="P73"/>
      <text:p text:style-name="P97">‘<text:span text:style-name="T16">base</text:span><text:span text:style-name="T58">’ </text:span>‘show’ does not call a routine. It toggles ‘<text:span text:style-name="T58">base</text:span>’ between ‘false’ and ‘true’ <text:s/>and this is used as part of the <text:span text:style-name="T58">read_aqi</text:span>() routine.</text:p>
      <text:p text:style-name="P73"/>
      <text:p text:style-name="P71"/>
      <text:p text:style-name="P71"/>
      <text:p text:style-name="P71"/>
      <text:h text:style-name="P104" text:outline-level="1"><text:bookmark-start text:name="__RefHeading___Toc192_1079797544"/>Appendix A: struct AQI_stats<text:bookmark-end text:name="__RefHeading___Toc192_1079797544"/></text:h>
      <text:p text:style-name="P38">Holds the within-hour and within-day values information.</text:p>
      <text:p text:style-name="P39">These are volatile and are stored in RAM.</text:p>
      <text:p text:style-name="P39">returns with the ReadRam() call </text:p>
      <text:p text:style-name="P38"/>
      <text:p text:style-name="P38">typedef struct AQI_stats</text:p>
      <text:p text:style-name="P38">{</text:p>
      <text:p text:style-name="P38"><text:s text:c="4"/>// hourly</text:p>
      <text:p text:style-name="P38"><text:s text:c="4"/>float <text:s text:c="3"/>_within_hr_25um;<text:tab/><text:tab/>// total 2.5um mass values <text:span text:style-name="T49">this hour</text:span></text:p>
      <text:p text:style-name="P38"><text:s text:c="4"/>float <text:s text:c="3"/>_within_hr_10um; <text:s text:c="4"/><text:tab/>// total 10um mass values <text:span text:style-name="T49">this hour</text:span></text:p>
      <text:p text:style-name="P38"><text:s text:c="4"/>uint16_t _within_hr_cnt; <text:s text:c="5"/><text:tab/>// number of samples in hourly total</text:p>
      <text:p text:style-name="P38"><text:s text:c="4"/>uint8_t <text:s/>_hrly_bnd_25um[5]; <text:s text:c="2"/><text:tab/>// 2.5um hourly band count during day(EU)</text:p>
      <text:p text:style-name="P38"><text:s text:c="4"/>uint8_t <text:s/>_hrly_bnd_10um[5]; <text:s text:c="2"/><text:tab/>// 10um hourly band count during day (EU)</text:p>
      <text:p text:style-name="P38"/>
      <text:p text:style-name="P38"><text:s text:c="4"/>// daily statistics</text:p>
      <text:p text:style-name="P38"><text:s text:c="4"/>float <text:s text:c="3"/>_daily_25um; <text:s text:c="8"/><text:tab/><text:tab/>// total PM2.5 mass values <text:span text:style-name="T49">this day</text:span></text:p>
      <text:p text:style-name="P38"><text:s text:c="4"/>float <text:s text:c="3"/>_daily_10um; <text:s text:c="8"/><text:tab/><text:tab/>// total PM10 <text:s/>mass values <text:span text:style-name="T49">this day</text:span></text:p>
      <text:p text:style-name="P38"><text:s text:c="4"/>float <text:s text:c="3"/>_daily_25um_max; <text:s text:c="4"/><text:tab/>// maximum PM2.5 hourly during day</text:p>
      <text:p text:style-name="P38"><text:s text:c="4"/>float <text:s text:c="3"/>_daily_10um_max; <text:s text:c="4"/><text:tab/>// maximum PM10 <text:s/>hourly during day</text:p>
      <text:p text:style-name="P38"><text:s text:c="4"/>uint8_t <text:s/>_daily_cnt; <text:s text:c="9"/><text:tab/><text:tab/>// number of hours in daily total (max 24)</text:p>
      <text:p text:style-name="P38"><text:s text:c="4"/>uint8_t <text:s/>_daily_offset; <text:s text:c="6"/><text:tab/><text:tab/>// set the start hour offset</text:p>
      <text:p text:style-name="P38"><text:s text:c="4"/>long <text:s text:c="4"/>_start_hour; <text:s text:c="8"/><text:tab/><text:tab/>// save starting moment</text:p>
      <text:p text:style-name="P38">};</text:p>
      <text:p text:style-name="P31"/>
      <text:p text:style-name="P31"/>
      <text:h text:style-name="P104" text:outline-level="1"><text:bookmark-start text:name="__RefHeading___Toc194_1079797544"/>Appendix B: struct AQI_NVRAM<text:bookmark-end text:name="__RefHeading___Toc194_1079797544"/></text:h>
      <text:p text:style-name="P14"/>
      <text:p text:style-name="P14">Holds the after-day values as stored in NVRAM / <text:span text:style-name="T31">flash memory</text:span></text:p>
      <text:p text:style-name="P14">Can be returned as part of the GetNv() call </text:p>
      <text:p text:style-name="P14"/>
      <text:p text:style-name="P14">typedef struct AQI_NVRAM</text:p>
      <text:p text:style-name="P14">{</text:p>
      <text:p text:style-name="P14"><text:s text:c="4"/>uint8_t <text:s/>_region; <text:s text:c="14"/><text:tab/><text:tab/>// region is selected</text:p>
      <text:p text:style-name="P14"><text:s text:c="4"/>uint16_t _cnt; <text:s text:c="15"/><text:tab/><text:tab/>// number of days in total</text:p>
      <text:p text:style-name="P14"><text:s text:c="4"/>float <text:s text:c="3"/>_25um; <text:s text:c="14"/><text:tab/><text:tab/>// total 2.5um mass values</text:p>
      <text:p text:style-name="P14"><text:s text:c="4"/>float <text:s text:c="3"/>_10um; <text:s text:c="14"/><text:tab/><text:tab/>// total 10um mass values</text:p>
      <text:p text:style-name="P14"><text:s text:c="4"/>float <text:s text:c="3"/>_25um_prev; <text:s text:c="9"/><text:tab/><text:tab/>// previous day <text:span text:style-name="T49">PM2.5 </text:span>value</text:p>
      <text:p text:style-name="P14"><text:s text:c="4"/>float <text:s text:c="3"/>_10um_prev; <text:s text:c="9"/><text:tab/><text:tab/>// previous day <text:span text:style-name="T49">PM10 </text:span>value</text:p>
      <text:p text:style-name="P14"><text:s text:c="4"/>float <text:s text:c="3"/>_25um_max; <text:s text:c="9"/><text:tab/><text:tab/>// maximum <text:span text:style-name="T49">PM2.5 </text:span>during previous day</text:p>
      <text:p text:style-name="P14"><text:s text:c="4"/>float <text:s text:c="3"/>_10um_max; <text:s text:c="10"/><text:tab/>// maximum <text:span text:style-name="T49">PM</text:span>10 during previous day</text:p>
      <text:p text:style-name="P14"/>
      <text:p text:style-name="P14"><text:s text:c="4"/>uint8_t <text:s/>_hrly_bnd_25um[5]; <text:s text:c="2"/><text:tab/>// 2.5um hourly count(EU) (previous day only)</text:p>
      <text:p text:style-name="P14"><text:s text:c="4"/>uint8_t <text:s/>_hrly_bnd_10um[5]; <text:s text:c="2"/><text:tab/>// 10um hourly count (EU) (previous day only)</text:p>
      <text:p text:style-name="P14"><text:s text:c="4"/>uint8_t <text:s/>_daily_bnd_25um[5]; <text:s/><text:tab/>// 2.5um daily count (EU)</text:p>
      <text:p text:style-name="P14"><text:s text:c="4"/>uint8_t <text:s/>_daily_bnd_10um[5]; <text:s/><text:tab/>// 10um daily count <text:s/>(EU)</text:p>
      <text:p text:style-name="P14">};</text:p>
      <text:p text:style-name="P31"/>
      <text:p text:style-name="P9"/>
      <text:h text:style-name="P104" text:outline-level="1"><text:bookmark-start text:name="__RefHeading___Toc196_1079797544"/>Appendix C: <text:s/>struct <text:s/>AQI_info<text:bookmark-end text:name="__RefHeading___Toc196_1079797544"/></text:h>
      <text:p text:style-name="P41"/>
      <text:p text:style-name="P41">Holds the Air Quality Index (AQI) information</text:p>
      <text:p text:style-name="P41">return values from GetAqi() </text:p>
      <text:p text:style-name="P41"/>
      <text:p text:style-name="P41"/>
      <text:p text:style-name="P41">typedef struct AQI_info {</text:p>
      <text:p text:style-name="P41"/>
      <text:p text:style-name="P41"><text:s text:c="4"/>float <text:s text:c="2"/>aqi_index; <text:s text:c="11"/><text:tab/>// AQI calculated</text:p>
      <text:p text:style-name="P41"><text:s text:c="4"/>char <text:s text:c="3"/>aqi_name[25]; <text:s text:c="8"/>// AQI corresponding name</text:p>
      <text:p text:style-name="P83"><text:s text:c="4"/>bool <text:s text:c="3"/>base ; <text:s text:c="15"/><text:tab/>// HISTORY : Long term / <text:span text:style-name="T59">multi-day</text:span></text:p>
      <text:p text:style-name="P83"><text:tab/><text:tab/><text:tab/><text:tab/>// YESTERDAY previous day PM25 and PM10 used</text:p>
      <text:p text:style-name="P41"><text:s text:c="4"/>bool <text:s text:c="3"/>aqi_indicator; <text:s text:c="9"/>// PM25: AQI driven by PM2.5 value, PM10: <text:s/>AQI driven by PM10</text:p>
      <text:p text:style-name="P41"><text:s text:c="4"/>float <text:s text:c="2"/>aqi_pmvalue; <text:s text:c="10"/>// the value used either PM25 or PM10</text:p>
      <text:p text:style-name="P41"><text:s text:c="4"/>uint8_t aqi_bnd; <text:s text:c="16"/>// pollution band number</text:p>
      <text:p text:style-name="P41"><text:s text:c="4"/>float <text:s text:c="2"/>aqi_bnd_low; <text:s text:c="9"/>// pollution band low value</text:p>
      <text:p text:style-name="P41"><text:s text:c="4"/>float <text:s text:c="2"/>aqi_bnd_high; <text:s text:c="8"/>// pollution band high value</text:p>
      <text:p text:style-name="P41"/>
      <text:p text:style-name="P41"><text:s text:c="4"/>struct AQI_NVRAM nv; <text:s text:c="9"/>// nvram values for reference</text:p>
      <text:p text:style-name="P41">};</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34fe7" officeooo:paragraph-rsid="00334fe7"/>
    </style:style>
    <style:style style:name="MT1" style:family="text">
      <style:text-properties officeooo:rsid="003e790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Air Quality Index<text:tab/>page <text:page-number text:select-page="current">16</text:page-number><text:s/>of <text:page-count>16</text:page-count><text:tab/>Version 1.0.<text:span text:style-name="MT1">1</text:span> / March 201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5T16:31:22.352366697</meta:creation-date>
    <dc:date>2019-03-17T12:37:31.624652332</dc:date>
    <meta:editing-duration>PT3H44M28S</meta:editing-duration>
    <meta:editing-cycles>28</meta:editing-cycles>
    <meta:generator>LibreOffice/6.0.7.3$Linux_X86_64 LibreOffice_project/00m0$Build-3</meta:generator>
    <meta:document-statistic meta:table-count="0" meta:image-count="0" meta:object-count="0" meta:page-count="16" meta:paragraph-count="337" meta:word-count="4036" meta:character-count="24464" meta:non-whitespace-character-count="19997"/>
  </office:meta>
</office:document-meta>
</file>